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adornments="Itálic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4cm"/>
    </style:style>
    <style:style style:name="co2" style:family="table-column">
      <style:table-column-properties fo:break-before="auto" style:column-width="12.241cm"/>
    </style:style>
    <style:style style:name="co3" style:family="table-column">
      <style:table-column-properties fo:break-before="auto" style:column-width="4.757cm"/>
    </style:style>
    <style:style style:name="co4" style:family="table-column">
      <style:table-column-properties fo:break-before="auto" style:column-width="8.504cm"/>
    </style:style>
    <style:style style:name="co5" style:family="table-column">
      <style:table-column-properties fo:break-before="auto" style:column-width="5.629cm"/>
    </style:style>
    <style:style style:name="co7" style:family="table-column">
      <style:table-column-properties fo:break-before="auto" style:column-width="1.219cm"/>
    </style:style>
    <style:style style:name="co8" style:family="table-column">
      <style:table-column-properties fo:break-before="auto" style:column-width="13.795cm"/>
    </style:style>
    <style:style style:name="co9" style:family="table-column">
      <style:table-column-properties fo:break-before="auto" style:column-width="3.896cm"/>
    </style:style>
    <style:style style:name="co10" style:family="table-column">
      <style:table-column-properties fo:break-before="auto" style:column-width="3.759cm"/>
    </style:style>
    <style:style style:name="co11" style:family="table-column">
      <style:table-column-properties fo:break-before="auto" style:column-width="8.128cm"/>
    </style:style>
    <style:style style:name="co12" style:family="table-column">
      <style:table-column-properties fo:break-before="auto" style:column-width="13.815cm"/>
    </style:style>
    <style:style style:name="co13" style:family="table-column">
      <style:table-column-properties fo:break-before="auto" style:column-width="3.877cm"/>
    </style:style>
    <style:style style:name="co14" style:family="table-column">
      <style:table-column-properties fo:break-before="auto" style:column-width="8.147cm"/>
    </style:style>
    <style:style style:name="co1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064cm" fo:break-before="auto" style:use-optimal-row-height="true"/>
    </style:style>
    <style:style style:name="ro4" style:family="table-row">
      <style:table-row-properties style:row-height="1.399cm" fo:break-before="auto" style:use-optimal-row-height="true"/>
    </style:style>
    <style:style style:name="ro5" style:family="table-row">
      <style:table-row-properties style:row-height="1.064cm" fo:break-before="auto" style:use-optimal-row-height="false"/>
    </style:style>
    <style:style style:name="ro6" style:family="table-row">
      <style:table-row-properties style:row-height="1.42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1.078cm" fo:break-before="auto" style:use-optimal-row-height="true"/>
    </style:style>
    <style:style style:name="ro9" style:family="table-row">
      <style:table-row-properties style:row-height="1.762cm" fo:break-before="auto" style:use-optimal-row-height="true"/>
    </style:style>
    <style:style style:name="ro10" style:family="table-row">
      <style:table-row-properties style:row-height="1.138cm" fo:break-before="auto" style:use-optimal-row-height="false"/>
    </style:style>
    <style:style style:name="ro11" style:family="table-row">
      <style:table-row-properties style:row-height="0.783cm" fo:break-before="auto" style:use-optimal-row-height="false"/>
    </style:style>
    <style:style style:name="ro12" style:family="table-row">
      <style:table-row-properties style:row-height="1.438cm" fo:break-before="auto" style:use-optimal-row-height="false"/>
    </style:style>
    <style:style style:name="ro13" style:family="table-row">
      <style:table-row-properties style:row-height="1.344cm" fo:break-before="auto" style:use-optimal-row-height="false"/>
    </style:style>
    <style:style style:name="ro14" style:family="table-row">
      <style:table-row-properties style:row-height="1.362cm" fo:break-before="auto" style:use-optimal-row-height="false"/>
    </style:style>
    <style:style style:name="ro15" style:family="table-row">
      <style:table-row-properties style:row-height="2.016cm" fo:break-before="auto" style:use-optimal-row-height="false"/>
    </style:style>
    <style:style style:name="ro16" style:family="table-row">
      <style:table-row-properties style:row-height="2.799cm" fo:break-before="auto" style:use-optimal-row-height="false"/>
    </style:style>
    <style:style style:name="ro17" style:family="table-row">
      <style:table-row-properties style:row-height="1.081cm" fo:break-before="auto" style:use-optimal-row-height="false"/>
    </style:style>
    <style:style style:name="ro18" style:family="table-row">
      <style:table-row-properties style:row-height="1.214cm" fo:break-before="auto" style:use-optimal-row-height="false"/>
    </style:style>
    <style:style style:name="ro19" style:family="table-row">
      <style:table-row-properties style:row-height="1.642cm" fo:break-before="auto" style:use-optimal-row-height="false"/>
    </style:style>
    <style:style style:name="ro20" style:family="table-row">
      <style:table-row-properties style:row-height="1.288cm" fo:break-before="auto" style:use-optimal-row-height="false"/>
    </style:style>
    <style:style style:name="ro21" style:family="table-row">
      <style:table-row-properties style:row-height="1.716cm" fo:break-before="auto" style:use-optimal-row-height="false"/>
    </style:style>
    <style:style style:name="ro22" style:family="table-row">
      <style:table-row-properties style:row-height="1.418cm" fo:break-before="auto" style:use-optimal-row-height="false"/>
    </style:style>
    <style:style style:name="ro23" style:family="table-row">
      <style:table-row-properties style:row-height="1.381cm" fo:break-before="auto" style:use-optimal-row-height="false"/>
    </style:style>
    <style:style style:name="ro24" style:family="table-row">
      <style:table-row-properties style:row-height="2.09cm" fo:break-before="auto" style:use-optimal-row-height="false"/>
    </style:style>
    <style:style style:name="ro25" style:family="table-row">
      <style:table-row-properties style:row-height="2.11cm" fo:break-before="auto" style:use-optimal-row-height="false"/>
    </style:style>
    <style:style style:name="ro26" style:family="table-row">
      <style:table-row-properties style:row-height="1.699cm" fo:break-before="auto" style:use-optimal-row-height="false"/>
    </style:style>
    <style:style style:name="ro27" style:family="table-row">
      <style:table-row-properties style:row-height="1.101cm" fo:break-before="auto" style:use-optimal-row-height="false"/>
    </style:style>
    <style:style style:name="ro28" style:family="table-row">
      <style:table-row-properties style:row-height="1.755cm" fo:break-before="auto" style:use-optimal-row-height="false"/>
    </style:style>
    <style:style style:name="ro29" style:family="table-row">
      <style:table-row-properties style:row-height="0.877cm" fo:break-before="auto" style:use-optimal-row-height="false"/>
    </style:style>
    <style:style style:name="ro30" style:family="table-row">
      <style:table-row-properties style:row-height="0.82cm" fo:break-before="auto" style:use-optimal-row-height="false"/>
    </style:style>
    <style:style style:name="ro31" style:family="table-row">
      <style:table-row-properties style:row-height="1.325cm" fo:break-before="auto" style:use-optimal-row-height="false"/>
    </style:style>
    <style:style style:name="ro32" style:family="table-row">
      <style:table-row-properties style:row-height="2.427cm" fo:break-before="auto" style:use-optimal-row-height="false"/>
    </style:style>
    <style:style style:name="ro33" style:family="table-row">
      <style:table-row-properties style:row-height="1.623cm" fo:break-before="auto" style:use-optimal-row-height="false"/>
    </style:style>
    <style:style style:name="ro34" style:family="table-row">
      <style:table-row-properties style:row-height="1.586cm" fo:break-before="auto" style:use-optimal-row-height="false"/>
    </style:style>
    <style:style style:name="ro35" style:family="table-row">
      <style:table-row-properties style:row-height="2.203cm" fo:break-before="auto" style:use-optimal-row-height="false"/>
    </style:style>
    <style:style style:name="ro36" style:family="table-row">
      <style:table-row-properties style:row-height="2.448cm" fo:break-before="auto" style:use-optimal-row-height="true"/>
    </style:style>
    <style:style style:name="ro37" style:family="table-row">
      <style:table-row-properties style:row-height="2.106cm" fo:break-before="auto" style:use-optimal-row-height="true"/>
    </style:style>
    <style:style style:name="ro38" style:family="table-row">
      <style:table-row-properties style:row-height="0.462cm" fo:break-before="auto" style:use-optimal-row-height="false"/>
    </style:style>
    <style:style style:name="ro39" style:family="table-row">
      <style:table-row-properties style:row-height="0.736cm" fo:break-before="auto" style:use-optimal-row-height="true"/>
    </style:style>
    <style:style style:name="ro40" style:family="table-row">
      <style:table-row-properties style:row-height="2.79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0.87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9"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font-weight="bold" style:font-size-asian="8pt" style:font-weight-asian="bold" style:font-size-complex="8pt" style:font-weight-complex="bold"/>
    </style:style>
    <style:style style:name="ce8" style:family="table-cell" style:parent-style-name="Default">
      <style:table-cell-properties fo:background-color="#cccccc"/>
    </style:style>
    <style:style style:name="ce6" style:family="table-cell" style:parent-style-name="Default">
      <style:table-cell-properties fo:background-color="#dddddd"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fo:background-color="#cccccc" style:text-align-source="fix" style:repeat-content="false" style:vertical-align="middle"/>
      <style:paragraph-properties fo:text-align="center"/>
      <style:text-properties fo:color="#ff3333" fo:font-weight="bold" style:font-weight-asian="bold" style:font-weight-complex="bold"/>
    </style:style>
    <style:style style:name="ce7" style:family="table-cell" style:parent-style-name="Default">
      <style:table-cell-properties fo:background-color="#dddddd" fo:border="0.002cm solid #000000"/>
    </style:style>
    <style:style style:name="ce1" style:family="table-cell" style:parent-style-name="Default">
      <style:table-cell-properties fo:background-color="#999999" style:text-align-source="fix" style:repeat-content="false" fo:border="0.002cm solid #000000" style:vertical-align="middle"/>
      <style:paragraph-properties fo:text-align="center" fo:margin-left="0cm"/>
      <style:text-properties fo:color="#000000" fo:font-weight="bold" style:font-weight-asian="bold" style:font-weight-complex="bold"/>
    </style:style>
    <style:style style:name="ce10" style:family="table-cell" style:parent-style-name="Default">
      <style:table-cell-properties fo:background-color="#dddddd" style:text-align-source="fix" style:repeat-content="false" fo:wrap-option="wrap" style:shrink-to-fit="true"/>
      <style:paragraph-properties fo:text-align="center" fo:margin-left="0cm"/>
      <style:text-properties style:font-name="Times New Roman" fo:font-size="8pt" fo:font-weight="bold" style:font-size-asian="8pt" style:font-weight-asian="bold" style:font-size-complex="8pt" style:font-weight-complex="bold"/>
    </style:style>
    <style:style style:name="ce11"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language="en" fo:country="US" fo:font-style="normal" fo:font-weight="bold" style:font-name-asian="Lucida Sans Unicode" style:font-size-asian="8pt" style:language-asian="en" style:country-asian="US" style:font-style-asian="normal" style:font-weight-asian="bold" style:font-name-complex="Tahoma" style:font-size-complex="8pt" style:language-complex="en" style:country-complex="US" style:font-style-complex="normal" style:font-weight-complex="bold"/>
    </style:style>
    <style:style style:name="ce12" style:family="table-cell" style:parent-style-name="Default">
      <style:table-cell-properties fo:background-color="#dddddd" style:text-align-source="fix" style:repeat-content="false" fo:wrap-option="wrap" fo:border="0.002cm solid #000000"/>
      <style:paragraph-properties fo:text-align="center" fo:margin-left="0cm"/>
      <style:text-properties style:font-name="Times New Roman" fo:font-size="8pt" fo:font-style="normal" fo:font-weight="bold" style:font-size-asian="8pt" style:font-weight-asian="bold" style:font-size-complex="8pt" style:font-weight-complex="bold"/>
    </style:style>
    <style:style style:name="ce2" style:family="table-cell" style:parent-style-name="Default">
      <style:table-cell-properties fo:background-color="#b2b2b2"/>
    </style:style>
    <style:style style:name="ce3" style:family="table-cell" style:parent-style-name="Default">
      <style:table-cell-properties fo:background-color="#b2b2b2" style:text-align-source="fix" style:repeat-content="false" style:vertical-align="middle"/>
      <style:paragraph-properties fo:text-align="center"/>
      <style:text-properties fo:color="#000000" fo:font-weight="bold" style:font-weight-asian="bold" style:font-weight-complex="bold"/>
    </style:style>
    <style:style style:name="ce4"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13" style:family="table-cell" style:parent-style-name="Default" style:data-style-name="N37">
      <style:table-cell-properties fo:background-color="#dddddd" style:text-align-source="fix" style:repeat-content="false" fo:wrap-option="wrap" fo:border="0.002cm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T1" style:family="text">
      <style:text-properties fo:color="#1c1c1c"/>
    </style:style>
    <style:style style:name="T2" style:family="text">
      <style:text-properties fo:color="#000000"/>
    </style:style>
  </office:automatic-styles>
  <office:body>
    <office:spreadsheet>
      <table:table table:name="Product Backlog" table:style-name="ta1" table:print-ranges="'Product Backlog'.A9:'Product Backlog'.A12">
        <table:table-column table:style-name="co1" table:default-cell-style-name="ce7"/>
        <table:table-column table:style-name="co2" table:default-cell-style-name="ce7"/>
        <table:table-column table:style-name="co3" table:default-cell-style-name="ce6"/>
        <table:table-column table:style-name="co4" table:default-cell-style-name="ce9"/>
        <table:table-column table:style-name="co5" table:default-cell-style-name="ce9"/>
        <table:table-row table:style-name="ro1">
          <table:table-cell table:style-name="ce1" office:value-type="string" table:number-columns-spanned="5" table:number-rows-spanned="3">
            <text:p>PRODUC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EPIC: Evoevent</text:p>
          </table:table-cell>
          <table:covered-table-cell table:number-columns-repeated="4" table:style-name="ce2"/>
        </table:table-row>
        <table:table-row table:style-name="ro1">
          <table:table-cell table:style-name="ce4"/>
          <table:table-cell table:style-name="ce8" table:number-columns-repeated="4"/>
        </table:table-row>
        <table:table-row table:style-name="ro2">
          <table:table-cell table:style-name="ce5" office:value-type="string" table:number-columns-spanned="5" table:number-rows-spanned="1">
            <text:p>MÓDULO 1: <text:span text:style-name="T1">Cadastro e autenticação</text:span> </text:p>
          </table:table-cell>
          <table:covered-table-cell table:number-columns-repeated="4" table:style-name="ce8"/>
        </table:table-row>
        <table:table-row table:style-name="ro1">
          <table:table-cell table:style-name="ce6" office:value-type="string">
            <text:p>ID</text:p>
          </table:table-cell>
          <table:table-cell table:style-name="ce6" office:value-type="string">
            <text:p>NOME</text:p>
          </table:table-cell>
          <table:table-cell office:value-type="string">
            <text:p>IMPORTÂNCIA</text:p>
          </table:table-cell>
          <table:table-cell table:style-name="ce6" office:value-type="string">
            <text:p>COMO DEMONSTRAR</text:p>
          </table:table-cell>
          <table:table-cell table:style-name="ce6" office:value-type="string">
            <text:p>NOTAS</text:p>
          </table:table-cell>
        </table:table-row>
        <table:table-row table:style-name="ro3">
          <table:table-cell office:value-type="string">
            <text:p>RF001</text:p>
          </table:table-cell>
          <table:table-cell office:value-type="string">
            <text:p>Efetuar Autenticação</text:p>
          </table:table-cell>
          <table:table-cell office:value-type="string">
            <text:p>Crítico</text:p>
          </table:table-cell>
          <table:table-cell office:value-type="string">
            <text:p>Finalizado Sprint 1</text:p>
          </table:table-cell>
          <table:table-cell table:style-name="ce11" office:value-type="string">
            <text:p>O sistema deve autenticar o usuário de acordo com os dados fornecidos no sistema.</text:p>
          </table:table-cell>
        </table:table-row>
        <table:table-row table:style-name="ro4">
          <table:table-cell office:value-type="string">
            <text:p>RF002</text:p>
          </table:table-cell>
          <table:table-cell office:value-type="string">
            <text:p>Cadastrar Usuário</text:p>
          </table:table-cell>
          <table:table-cell office:value-type="string">
            <text:p>Crítico</text:p>
          </table:table-cell>
          <table:table-cell office:value-type="string">
            <text:p>Finalizado Sprint 1</text:p>
          </table:table-cell>
          <table:table-cell table:style-name="ce11" office:value-type="string">
            <text:p>O sistema deve requisitar o cadastro de um novo usuário no sistema, permitindo que o usuário posso entrar com um perfil válido.</text:p>
          </table:table-cell>
        </table:table-row>
        <table:table-row table:style-name="ro5">
          <table:table-cell office:value-type="string">
            <text:p>RF003</text:p>
          </table:table-cell>
          <table:table-cell office:value-type="string">
            <text:p>Requisitar Promoção: Gerente de Eventos/Revisor de Trabalhos</text:p>
          </table:table-cell>
          <table:table-cell office:value-type="string">
            <text:p>Crítico</text:p>
          </table:table-cell>
          <table:table-cell office:value-type="string">
            <text:p>Em desenvolvimento</text:p>
          </table:table-cell>
          <table:table-cell table:style-name="ce12" office:value-type="string">
            <text:p>O sistema deve requisitar a promoção (novos privilégios) para um conta de usuário no sistema.</text:p>
          </table:table-cell>
        </table:table-row>
        <table:table-row table:style-name="ro1">
          <table:table-cell table:style-name="ce8" table:number-columns-repeated="5"/>
        </table:table-row>
        <table:table-row table:style-name="ro2">
          <table:table-cell table:style-name="ce5" office:value-type="string" table:number-columns-spanned="5" table:number-rows-spanned="1">
            <text:p>MÓDULO 2: <text:span text:style-name="T2">Eventos</text:span> <text:s/></text:p>
          </table:table-cell>
          <table:covered-table-cell table:number-columns-repeated="4" table:style-name="ce8"/>
        </table:table-row>
        <table:table-row table:style-name="ro3">
          <table:table-cell office:value-type="string">
            <text:p>RF004</text:p>
          </table:table-cell>
          <table:table-cell office:value-type="string">
            <text:p>Agendar Eventos</text:p>
          </table:table-cell>
          <table:table-cell office:value-type="string">
            <text:p>Crítico</text:p>
          </table:table-cell>
          <table:table-cell table:style-name="ce10" office:value-type="string">
            <text:p>Em desenvolvimento</text:p>
          </table:table-cell>
          <table:table-cell office:value-type="string">
            <text:p>O sistema deve inscrever um novo evento a partir de formulário preenchido por gerente de eventos.</text:p>
          </table:table-cell>
        </table:table-row>
        <table:table-row table:style-name="ro6">
          <table:table-cell office:value-type="string">
            <text:p>RF005</text:p>
          </table:table-cell>
          <table:table-cell office:value-type="string">
            <text:p>Editar Eventos</text:p>
          </table:table-cell>
          <table:table-cell office:value-type="string">
            <text:p>Importante</text:p>
          </table:table-cell>
          <table:table-cell/>
          <table:table-cell office:value-type="string">
            <text:p>O sistema deve alterar os dados de um eventos a partir de alterações realizadas pelo gerente de eventos dentro do tempo de alterações válido.</text:p>
          </table:table-cell>
        </table:table-row>
        <table:table-row table:style-name="ro4">
          <table:table-cell office:value-type="string">
            <text:p>RF006</text:p>
          </table:table-cell>
          <table:table-cell office:value-type="string">
            <text:p>Listar Eventos</text:p>
          </table:table-cell>
          <table:table-cell office:value-type="string">
            <text:p>Crítico</text:p>
          </table:table-cell>
          <table:table-cell office:value-type="string">
            <text:p>Em desenvolvimento</text:p>
          </table:table-cell>
          <table:table-cell office:value-type="string">
            <text:p>O sistema deve listar todos os eventos para um usuário de acordo com o filtro escolhido (data, dono, tipo, área, subárea...).</text:p>
          </table:table-cell>
        </table:table-row>
        <table:table-row table:style-name="ro7">
          <table:table-cell office:value-type="string">
            <text:p>RF007</text:p>
          </table:table-cell>
          <table:table-cell office:value-type="string">
            <text:p>Detalhar Evento</text:p>
          </table:table-cell>
          <table:table-cell office:value-type="string">
            <text:p>Crítico</text:p>
          </table:table-cell>
          <table:table-cell office:value-type="string">
            <text:p>Em desenvolvimento</text:p>
          </table:table-cell>
          <table:table-cell office:value-type="string">
            <text:p>O sistema deve exibir os detalhes de um evento escolhido, como o número de participantes, áreas e subáreas, o tipo de evento, datas de inscrições e submissões, resumo do evento...).</text:p>
          </table:table-cell>
        </table:table-row>
        <table:table-row table:style-name="ro8">
          <table:table-cell office:value-type="string">
            <text:p>RF008</text:p>
          </table:table-cell>
          <table:table-cell office:value-type="string">
            <text:p>Adicionar Revisores</text:p>
          </table:table-cell>
          <table:table-cell office:value-type="string">
            <text:p>Crítico</text:p>
          </table:table-cell>
          <table:table-cell/>
          <table:table-cell office:value-type="string">
            <text:p>O sistema deve requisitar uma conta de revisor, escolhida pelo gerente do evento ao evento.</text:p>
          </table:table-cell>
        </table:table-row>
        <table:table-row table:style-name="ro9">
          <table:table-cell office:value-type="string">
            <text:p>RF009</text:p>
          </table:table-cell>
          <table:table-cell office:value-type="string">
            <text:p>Listar Revisores</text:p>
          </table:table-cell>
          <table:table-cell office:value-type="string">
            <text:p>Importante</text:p>
          </table:table-cell>
          <table:table-cell/>
          <table:table-cell office:value-type="string">
            <text:p>O sistema deve listar ao gerente de eventos todos os revisores, e de acordo com filtro (Disponíbilidade, nome, área/subárea de atuação, número de trabalhos revisados...).</text:p>
          </table:table-cell>
        </table:table-row>
        <table:table-row table:style-name="ro10">
          <table:table-cell office:value-type="string">
            <text:p>RF010</text:p>
          </table:table-cell>
          <table:table-cell office:value-type="string">
            <text:p>Requisitar Cadastro de áreas e subáreas</text:p>
          </table:table-cell>
          <table:table-cell office:value-type="string">
            <text:p>Importante</text:p>
          </table:table-cell>
          <table:table-cell/>
          <table:table-cell table:style-name="ce12" office:value-type="string">
            <text:p>O sistema deve requisitar o cadastro de uma nova área ou subárea informado pelo gerente de eventos ou revisor no sistema.</text:p>
          </table:table-cell>
        </table:table-row>
        <table:table-row table:style-name="ro1">
          <table:table-cell table:style-name="ce8" table:number-columns-repeated="5"/>
        </table:table-row>
        <table:table-row table:style-name="ro2">
          <table:table-cell table:style-name="ce5" office:value-type="string" table:number-columns-spanned="5" table:number-rows-spanned="1">
            <text:p>MÓDULO 3: <text:span text:style-name="T2">Inscrições</text:span></text:p>
          </table:table-cell>
          <table:covered-table-cell table:number-columns-repeated="4" table:style-name="ce8"/>
        </table:table-row>
        <table:table-row table:style-name="ro3">
          <table:table-cell office:value-type="string">
            <text:p>RF011</text:p>
          </table:table-cell>
          <table:table-cell office:value-type="string">
            <text:p>Submeter Inscrição</text:p>
          </table:table-cell>
          <table:table-cell office:value-type="string">
            <text:p>Crítico</text:p>
          </table:table-cell>
          <table:table-cell office:value-type="string">
            <text:p>Em desenvolvimento</text:p>
          </table:table-cell>
          <table:table-cell table:style-name="ce11" office:value-type="string">
            <text:p>O sistema deve requisitar inscrição em evento preenchida pelo usuário para o gerente do evento dono.</text:p>
          </table:table-cell>
        </table:table-row>
        <table:table-row table:style-name="ro11">
          <table:table-cell office:value-type="string">
            <text:p>RF012</text:p>
          </table:table-cell>
          <table:table-cell office:value-type="string">
            <text:p>Submeter Trabalho</text:p>
          </table:table-cell>
          <table:table-cell office:value-type="string">
            <text:p>Crítico</text:p>
          </table:table-cell>
          <table:table-cell/>
          <table:table-cell office:value-type="string">
            <text:p>O sistema deve enviar uma submissão de trabalho para o gerente do evento dono.</text:p>
          </table:table-cell>
        </table:table-row>
        <table:table-row table:style-name="ro12">
          <table:table-cell office:value-type="string">
            <text:p>RF013</text:p>
          </table:table-cell>
          <table:table-cell office:value-type="string">
            <text:p>Editar Inscrição/Trabalho</text:p>
          </table:table-cell>
          <table:table-cell office:value-type="string">
            <text:p>Útil</text:p>
          </table:table-cell>
          <table:table-cell/>
          <table:table-cell office:value-type="string">
            <text:p>O sistema deve requisitar alterações ao gerente de eventos em uma inscrição/trabalho dentro da data limite do evento realizada pelo usuário.</text:p>
          </table:table-cell>
        </table:table-row>
        <table:table-row table:style-name="ro13">
          <table:table-cell office:value-type="string">
            <text:p>RF014</text:p>
          </table:table-cell>
          <table:table-cell office:value-type="string">
            <text:p>Cancelar Inscrição/Trabalho</text:p>
          </table:table-cell>
          <table:table-cell office:value-type="string">
            <text:p>Útil</text:p>
          </table:table-cell>
          <table:table-cell/>
          <table:table-cell office:value-type="string">
            <text:p>O sistema deve requisitar ao gerente de eventos o cancelamento de uma inscrição/trabalho enviado pelo usuário dentro da data limite.</text:p>
          </table:table-cell>
        </table:table-row>
        <table:table-row table:style-name="ro14">
          <table:table-cell table:style-name="ce8" table:number-columns-repeated="5"/>
        </table:table-row>
        <table:table-row table:style-name="ro2">
          <table:table-cell table:style-name="ce5" office:value-type="string" table:number-columns-spanned="5" table:number-rows-spanned="1">
            <text:p>MÓDULO 4: <text:span text:style-name="T2">Revisão de Trabalho</text:span></text:p>
          </table:table-cell>
          <table:covered-table-cell table:number-columns-repeated="4" table:style-name="ce8"/>
        </table:table-row>
        <table:table-row table:style-name="ro6">
          <table:table-cell office:value-type="string">
            <text:p>RF015</text:p>
          </table:table-cell>
          <table:table-cell office:value-type="string">
            <text:p>Designar Revisor/Requisitar Designação de Revisor</text:p>
          </table:table-cell>
          <table:table-cell office:value-type="string">
            <text:p>Crítico</text:p>
          </table:table-cell>
          <table:table-cell/>
          <table:table-cell office:value-type="string">
            <text:p>O sistema deve notificar um usuário de uma designação para Revisor, requisitar ao gerente de eventos o cadastro como revisor de trabalhos.</text:p>
          </table:table-cell>
        </table:table-row>
        <table:table-row table:style-name="ro15">
          <table:table-cell office:value-type="string">
            <text:p>RF016</text:p>
          </table:table-cell>
          <table:table-cell office:value-type="string">
            <text:p>Listar Trabalhos Submetidos</text:p>
          </table:table-cell>
          <table:table-cell office:value-type="string">
            <text:p>Crítico</text:p>
          </table:table-cell>
          <table:table-cell/>
          <table:table-cell office:value-type="string">
            <text:p>O sistema deve listar todos os trabalhos submetidos no presente evento ao usuário (gerente de eventos/revisor) de acordo com os filtros escolhidos(Data submissão, nome usuário, nome trabalho, área/subárea, revisor...).</text:p>
          </table:table-cell>
        </table:table-row>
        <table:table-row table:style-name="ro16">
          <table:table-cell office:value-type="string">
            <text:p>RF017</text:p>
          </table:table-cell>
          <table:table-cell office:value-type="string">
            <text:p>Aceitar Trabalho/Inscrição </text:p>
          </table:table-cell>
          <table:table-cell office:value-type="string">
            <text:p>Crítico</text:p>
          </table:table-cell>
          <table:table-cell/>
          <table:table-cell office:value-type="string">
            <text:p>O sistema deve permitir que o revisor avalia a validade de um trabalho através de uma avaliação prévia do trabalho submetido, aceitando o trabalho é enviado para o evento para ser revisado ou é enviada uma requisição para posterior edição do trabalho pelo usuário. O mesmo ocorre com a inscrição.</text:p>
          </table:table-cell>
        </table:table-row>
        <table:table-row table:style-name="ro14">
          <table:table-cell office:value-type="string">
            <text:p>RF018</text:p>
          </table:table-cell>
          <table:table-cell office:value-type="string">
            <text:p>Avaliar Submissão</text:p>
          </table:table-cell>
          <table:table-cell office:value-type="string">
            <text:p>Crítico</text:p>
          </table:table-cell>
          <table:table-cell/>
          <table:table-cell office:value-type="string">
            <text:p>O sistema deve permitir o revisor avaliar um trabalho submetido e designado a esse revisor, permitindo edições, comentários, notas, etc...</text:p>
          </table:table-cell>
        </table:table-row>
        <table:table-row table:style-name="ro17">
          <table:table-cell office:value-type="string">
            <text:p>RF019</text:p>
          </table:table-cell>
          <table:table-cell office:value-type="string">
            <text:p>Remover Revisor</text:p>
          </table:table-cell>
          <table:table-cell office:value-type="string">
            <text:p>Crítico</text:p>
          </table:table-cell>
          <table:table-cell/>
          <table:table-cell office:value-type="string">
            <text:p>O sistema deve remover um usuário (revisor) escolhido pelo gerente, o usuário afetado deve receber uma notificação.</text:p>
          </table:table-cell>
        </table:table-row>
        <table:table-row table:style-name="ro18">
          <table:table-cell office:value-type="string">
            <text:p>RF020</text:p>
          </table:table-cell>
          <table:table-cell office:value-type="string">
            <text:p>Requisitar Cancelamento de Designação do Revisor</text:p>
          </table:table-cell>
          <table:table-cell office:value-type="string">
            <text:p>Importante</text:p>
          </table:table-cell>
          <table:table-cell/>
          <table:table-cell office:value-type="string">
            <text:p>O sistema deve requisitar pelo usuário designado a remoção como revisor ao gerente.</text:p>
          </table:table-cell>
        </table:table-row>
        <table:table-row table:style-name="ro19">
          <table:table-cell table:style-name="ce8" table:number-columns-repeated="5"/>
        </table:table-row>
        <table:table-row table:style-name="ro20">
          <table:table-cell table:style-name="ce5" office:value-type="string" table:number-columns-spanned="5" table:number-rows-spanned="1">
            <text:p>MÓDULO 5: <text:span text:style-name="T2">Perfis</text:span></text:p>
          </table:table-cell>
          <table:covered-table-cell table:number-columns-repeated="4" table:style-name="ce8"/>
        </table:table-row>
        <table:table-row table:style-name="ro21">
          <table:table-cell office:value-type="string">
            <text:p>RF021</text:p>
          </table:table-cell>
          <table:table-cell office:value-type="string">
            <text:p>Visualizar Perfil</text:p>
          </table:table-cell>
          <table:table-cell office:value-type="string">
            <text:p>Crítico</text:p>
          </table:table-cell>
          <table:table-cell office:value-type="string">
            <text:p>Finalizado Sprint 1</text:p>
          </table:table-cell>
          <table:table-cell office:value-type="string">
            <text:p>O sistema deve permitir o usuário da presente conta, visualizar os detalhes do seu perfil, de campos como nome, idade, profissão, currículo acadêmico, tipo de conta, configurações, filtros, etc...</text:p>
          </table:table-cell>
        </table:table-row>
        <table:table-row table:style-name="ro14">
          <table:table-cell office:value-type="string">
            <text:p>RF022</text:p>
          </table:table-cell>
          <table:table-cell office:value-type="string">
            <text:p>Editar Perfil</text:p>
          </table:table-cell>
          <table:table-cell office:value-type="string">
            <text:p>Importante</text:p>
          </table:table-cell>
          <table:table-cell/>
          <table:table-cell office:value-type="string">
            <text:p>O sistema deve permitir que o usuário dono da conta possa alterar alguns campos do seu perfil mas não campos importantes como tipo de conta, nome e cpf/rg.</text:p>
          </table:table-cell>
        </table:table-row>
        <table:table-row table:style-name="ro13">
          <table:table-cell office:value-type="string">
            <text:p>RF023</text:p>
          </table:table-cell>
          <table:table-cell office:value-type="string">
            <text:p>Buscar Perfil</text:p>
          </table:table-cell>
          <table:table-cell office:value-type="string">
            <text:p>Útil</text:p>
          </table:table-cell>
          <table:table-cell/>
          <table:table-cell office:value-type="string">
            <text:p>O sistema deve permitir a busca de um perfil realizada por um usuário de acordo com o filtro preenchido (nome, profissão, eventos, tipo de conta...).</text:p>
          </table:table-cell>
        </table:table-row>
        <table:table-row table:style-name="ro22">
          <table:table-cell office:value-type="string">
            <text:p>RF024</text:p>
          </table:table-cell>
          <table:table-cell office:value-type="string">
            <text:p>Denunciar Perfil</text:p>
          </table:table-cell>
          <table:table-cell office:value-type="string">
            <text:p>Útil</text:p>
          </table:table-cell>
          <table:table-cell/>
          <table:table-cell office:value-type="string">
            <text:p>O sistema deve enviar uma denúncia preenchida por um usuário com os dados (motivo e descrição) referênciada a uma conta para o administrador do sistema.</text:p>
          </table:table-cell>
        </table:table-row>
        <table:table-row table:style-name="ro23">
          <table:table-cell office:value-type="string">
            <text:p>RF025</text:p>
          </table:table-cell>
          <table:table-cell office:value-type="string">
            <text:p>Exibir Requisição/Mensagem/Notificação</text:p>
          </table:table-cell>
          <table:table-cell office:value-type="string">
            <text:p>Crítico</text:p>
          </table:table-cell>
          <table:table-cell/>
          <table:table-cell office:value-type="string">
            <text:p>O sistema deve exibir para o usuário todas as requisições, mensagens ou notificações pertencentes a sua conta em uma lista e permitir que usuário detalhe esses dados.</text:p>
          </table:table-cell>
        </table:table-row>
        <table:table-row table:style-name="ro24">
          <table:table-cell office:value-type="string">
            <text:p>RF026</text:p>
          </table:table-cell>
          <table:table-cell office:value-type="string">
            <text:p>Responder Requisição/Mensagem</text:p>
          </table:table-cell>
          <table:table-cell office:value-type="string">
            <text:p>Crítico</text:p>
          </table:table-cell>
          <table:table-cell/>
          <table:table-cell office:value-type="string">
            <text:p>O sistema deve enviar resposta de uma requisição ou mensagem preenchida pelo usuário, ao destinatário, no caso de um requisição a resposta na inclusão ou exclusão automática do objeto (motivo) em questão.</text:p>
          </table:table-cell>
        </table:table-row>
        <table:table-row table:style-name="ro25">
          <table:table-cell office:value-type="string">
            <text:p>RF027</text:p>
          </table:table-cell>
          <table:table-cell office:value-type="string">
            <text:p>Deletar Requisição/Mensagem</text:p>
          </table:table-cell>
          <table:table-cell office:value-type="string">
            <text:p>Útil</text:p>
          </table:table-cell>
          <table:table-cell/>
          <table:table-cell office:value-type="string">
            <text:p><text:s/>O sistema deve permitir a exclusao de uma requisição/mensagem pelo usuário. Obs: requisições excluídas sem resposta são automaticamente recusadas pelo usuário respondidas automaticamente com “Excluído pelo usuário”.</text:p>
          </table:table-cell>
        </table:table-row>
        <table:table-row table:style-name="ro9">
          <table:table-cell office:value-type="string">
            <text:p>RF028</text:p>
          </table:table-cell>
          <table:table-cell office:value-type="string">
            <text:p>Adicionar Contato</text:p>
          </table:table-cell>
          <table:table-cell office:value-type="string">
            <text:p>Útil</text:p>
          </table:table-cell>
          <table:table-cell/>
          <table:table-cell office:value-type="string">
            <text:p><text:s/>O sistema deve enviar uma requisição de contato (ligação) para outro usuário. A ligação só é efetivada se o outro usuário aceitar responder positivamente a requisição.</text:p>
          </table:table-cell>
        </table:table-row>
        <table:table-row table:style-name="ro26">
          <table:table-cell table:style-name="ce8" table:number-columns-repeated="5"/>
        </table:table-row>
        <table:table-row table:style-name="ro2">
          <table:table-cell table:style-name="ce5" office:value-type="string" table:number-columns-spanned="5" table:number-rows-spanned="1">
            <text:p>MÓDULO 6: <text:span text:style-name="T2">Notificações</text:span></text:p>
          </table:table-cell>
          <table:covered-table-cell table:number-columns-repeated="4" table:style-name="ce8"/>
        </table:table-row>
        <table:table-row table:style-name="ro27">
          <table:table-cell office:value-type="string">
            <text:p>RF029</text:p>
          </table:table-cell>
          <table:table-cell office:value-type="string">
            <text:p>Notificar Perfil</text:p>
          </table:table-cell>
          <table:table-cell office:value-type="string">
            <text:p>Crítico</text:p>
          </table:table-cell>
          <table:table-cell/>
          <table:table-cell office:value-type="string">
            <text:p>O sistema deve gerar notificação com informações (tipo,destinatário, data, hora e descrição) para o usuário.</text:p>
          </table:table-cell>
        </table:table-row>
        <table:table-row table:style-name="ro28">
          <table:table-cell office:value-type="string">
            <text:p>RF030</text:p>
          </table:table-cell>
          <table:table-cell office:value-type="string">
            <text:p>Requisitar Perfil</text:p>
          </table:table-cell>
          <table:table-cell office:value-type="string">
            <text:p>Crítico</text:p>
          </table:table-cell>
          <table:table-cell/>
          <table:table-cell office:value-type="string">
            <text:p>O sistema deve gerar ou encaminhar um formulário de requisição com informações (tipo, destinatário, data, hora e descrição) para o usuário destino. Esse tipo de formulário exige uma resposta.</text:p>
          </table:table-cell>
        </table:table-row>
        <table:table-row table:style-name="ro29">
          <table:table-cell office:value-type="string">
            <text:p>RF031</text:p>
          </table:table-cell>
          <table:table-cell office:value-type="string">
            <text:p>Notificar Evento</text:p>
          </table:table-cell>
          <table:table-cell office:value-type="string">
            <text:p>Crítico</text:p>
          </table:table-cell>
          <table:table-cell/>
          <table:table-cell table:style-name="ce11" office:value-type="string">
            <text:p>O sistema deve notificar todos usuários inscritos em evento.</text:p>
          </table:table-cell>
        </table:table-row>
        <table:table-row table:style-name="ro18">
          <table:table-cell office:value-type="string">
            <text:p>RF032</text:p>
          </table:table-cell>
          <table:table-cell office:value-type="string">
            <text:p>Notificar Email</text:p>
          </table:table-cell>
          <table:table-cell office:value-type="string">
            <text:p>Crítico</text:p>
          </table:table-cell>
          <table:table-cell office:value-type="string">
            <text:p>Finalizado Sprint 1</text:p>
          </table:table-cell>
          <table:table-cell table:style-name="ce11" office:value-type="string">
            <text:p>O sistema deve notificar o email de um visitante referente ao cadastro de um perfil.</text:p>
          </table:table-cell>
        </table:table-row>
        <table:table-row table:style-name="ro30">
          <table:table-cell table:style-name="ce8" table:number-columns-repeated="5"/>
        </table:table-row>
        <table:table-row table:style-name="ro31">
          <table:table-cell table:style-name="ce5" office:value-type="string" table:number-columns-spanned="5" table:number-rows-spanned="1">
            <text:p>MÓDULO 7: <text:span text:style-name="T2">Administração</text:span></text:p>
          </table:table-cell>
          <table:covered-table-cell table:number-columns-repeated="4" table:style-name="ce8"/>
        </table:table-row>
        <table:table-row table:style-name="ro32">
          <table:table-cell office:value-type="string">
            <text:p>RF033</text:p>
          </table:table-cell>
          <table:table-cell office:value-type="string">
            <text:p>Exibir/Responder Requisições/Denúncias</text:p>
          </table:table-cell>
          <table:table-cell office:value-type="string">
            <text:p>Crítico</text:p>
          </table:table-cell>
          <table:table-cell/>
          <table:table-cell office:value-type="string">
            <text:p>O sistema deve exibir todas as requisições enviadas aos administradores de acordo com o filtro escolhido(respondido?, data de envio, expirados, por usuário, por tipo de requisição...) e permitir que uma requisição/denúncia sem resposta possa ser respondida por um administrador.</text:p>
          </table:table-cell>
        </table:table-row>
        <table:table-row table:style-name="ro33">
          <table:table-cell office:value-type="string">
            <text:p>RF034</text:p>
          </table:table-cell>
          <table:table-cell office:value-type="string">
            <text:p>Adicionar Novos Atributos (Área e Subárea)</text:p>
          </table:table-cell>
          <table:table-cell office:value-type="string">
            <text:p>Crítico</text:p>
          </table:table-cell>
          <table:table-cell/>
          <table:table-cell office:value-type="string">
            <text:p>O sistema deve adicionar novos atributos de uma requisição enviada por um gerente/revisor e aceita pelo administador, no banco de dados.</text:p>
          </table:table-cell>
        </table:table-row>
        <table:table-row table:style-name="ro34">
          <table:table-cell office:value-type="string">
            <text:p>RF035</text:p>
          </table:table-cell>
          <table:table-cell office:value-type="string">
            <text:p>Listar Atributos (Áreas e Subáreas</text:p>
          </table:table-cell>
          <table:table-cell office:value-type="string">
            <text:p>Importante</text:p>
          </table:table-cell>
          <table:table-cell/>
          <table:table-cell office:value-type="string">
            <text:p>O sistema deve listar todos os atributos cadastrados no sistema, de acordo com o filtro escolhido pelo administrador do sistema.</text:p>
          </table:table-cell>
        </table:table-row>
        <table:table-row table:style-name="ro35">
          <table:table-cell office:value-type="string">
            <text:p>RF036</text:p>
          </table:table-cell>
          <table:table-cell office:value-type="string">
            <text:p>Editar Atributos (Área e Subárea)</text:p>
          </table:table-cell>
          <table:table-cell office:value-type="string">
            <text:p>Importante</text:p>
          </table:table-cell>
          <table:table-cell/>
          <table:table-cell office:value-type="string">
            <text:p>O sistema deve editar um atributo de área ou subárea escolhido na listagem de atributos pelo administrador. Obs: durante o aceite da edição todos os eventos impactados pelo alteração devem ser notificados.</text:p>
          </table:table-cell>
        </table:table-row>
        <table:table-row table:style-name="ro3">
          <table:table-cell office:value-type="string">
            <text:p>RF037</text:p>
          </table:table-cell>
          <table:table-cell office:value-type="string">
            <text:p>Adicionar Cadastro/Promoção</text:p>
          </table:table-cell>
          <table:table-cell office:value-type="string">
            <text:p>Crítico</text:p>
          </table:table-cell>
          <table:table-cell office:value-type="string">
            <text:p>Finalizado Sprint 1</text:p>
          </table:table-cell>
          <table:table-cell office:value-type="string">
            <text:p>O sistema deve adicionar um cadastro/promoção requisitada pelo usuário e aceita pelo administrador.</text:p>
          </table:table-cell>
        </table:table-row>
        <table:table-row table:style-name="ro36">
          <table:table-cell office:value-type="string">
            <text:p>RF038</text:p>
          </table:table-cell>
          <table:table-cell office:value-type="string">
            <text:p>Remover Cadastro/Promoção</text:p>
          </table:table-cell>
          <table:table-cell office:value-type="string">
            <text:p>Importante</text:p>
          </table:table-cell>
          <table:table-cell/>
          <table:table-cell office:value-type="string">
            <text:p>O sistema deve permitir que o administrador revogue(remova) uma promoção ou cadastro realizado por um usuário no sistema. A revogação de um cadastro deve remover o usuário como gerente/revisor de todos os eventos relacionados.</text:p>
          </table:table-cell>
        </table:table-row>
        <table:table-row table:style-name="ro37">
          <table:table-cell office:value-type="string">
            <text:p>RF039</text:p>
          </table:table-cell>
          <table:table-cell office:value-type="string">
            <text:p>Editar Evento</text:p>
          </table:table-cell>
          <table:table-cell office:value-type="string">
            <text:p>Importante</text:p>
          </table:table-cell>
          <table:table-cell/>
          <table:table-cell office:value-type="string">
            <text:p>O sistema deve permitir que o administrador edite uma informação (fora da data limite) de um evento requisitado ou não pelo gerente do evento. Obs: a alteração de um evento gera uma notificação de evento.</text:p>
          </table:table-cell>
        </table:table-row>
        <table:table-row table:style-name="ro9">
          <table:table-cell office:value-type="string">
            <text:p>RF040</text:p>
          </table:table-cell>
          <table:table-cell office:value-type="string">
            <text:p>Cancelar Evento</text:p>
          </table:table-cell>
          <table:table-cell office:value-type="string">
            <text:p>Útil</text:p>
          </table:table-cell>
          <table:table-cell/>
          <table:table-cell office:value-type="string">
            <text:p>O sistema deve remover um evento escolhido pelo administrador ou requisitado por um usuário. Obs: a remoção de um evento gera uma notaficação de evento.</text:p>
          </table:table-cell>
        </table:table-row>
      </table:table>
      <table:table table:name="Sprint 1" table:style-name="ta1" table:print="false">
        <table:table-column table:style-name="co7" table:default-cell-style-name="ce7"/>
        <table:table-column table:style-name="co8" table:default-cell-style-name="ce7"/>
        <table:table-column table:style-name="co9" table:default-cell-style-name="ce13"/>
        <table:table-column table:style-name="co10" table:default-cell-style-name="ce13"/>
        <table:table-column table:style-name="co11" table:default-cell-style-name="ce12"/>
        <table:table-row table:style-name="ro1">
          <table:table-cell table:style-name="ce1" office:value-type="string" table:number-columns-spanned="5" table:number-rows-spanned="3">
            <text:p>SPRIN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SPRINT 1 – (12/09 – 10/10)</text:p>
          </table:table-cell>
          <table:covered-table-cell table:number-columns-repeated="4" table:style-name="ce2"/>
        </table:table-row>
        <table:table-row table:style-name="ro1">
          <table:table-cell table:style-name="ce3"/>
          <table:table-cell table:style-name="ce2" table:number-columns-repeated="4"/>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TAREFAS ADICIONAIS E OBRIGATÓRIAS DA SPRINT:</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P01</text:p>
          </table:table-cell>
          <table:table-cell office:value-type="string">
            <text:p>Preparar ambiente de desenvolvimento (github, IDE e outras ferramentas)</text:p>
          </table:table-cell>
          <table:table-cell office:value-type="string">
            <text:p>Éverton Quadros</text:p>
          </table:table-cell>
          <table:table-cell office:value-type="date" office:date-value="2016-09-29">
            <text:p>29/09/16</text:p>
          </table:table-cell>
          <table:table-cell table:style-name="ce11" office:value-type="string">
            <text:p>P- tarefa Padrão para o projeto.</text:p>
          </table:table-cell>
        </table:table-row>
        <table:table-row table:style-name="ro1">
          <table:table-cell office:value-type="string">
            <text:p>P02</text:p>
          </table:table-cell>
          <table:table-cell office:value-type="string">
            <text:p>Definir padrões (templates, estilos, frameworks...)</text:p>
          </table:table-cell>
          <table:table-cell office:value-type="string">
            <text:p>Éverton Quadros</text:p>
          </table:table-cell>
          <table:table-cell office:value-type="date" office:date-value="2016-09-09">
            <text:p>09/09/16</text:p>
          </table:table-cell>
          <table:table-cell table:style-name="ce11" office:value-type="string">
            <text:p>P- tarefa Padrão para o projeto.</text:p>
          </table:table-cell>
        </table:table-row>
        <table:table-row table:style-name="ro1">
          <table:table-cell office:value-type="string">
            <text:p>U01</text:p>
          </table:table-cell>
          <table:table-cell office:value-type="string">
            <text:p>Escrever estória de usuário</text:p>
          </table:table-cell>
          <table:table-cell office:value-type="string">
            <text:p>Éverton Quadros</text:p>
          </table:table-cell>
          <table:table-cell office:value-type="date" office:date-value="2016-10-21">
            <text:p>21/10/16</text:p>
          </table:table-cell>
          <table:table-cell table:style-name="ce11" office:value-type="string">
            <text:p>U – tarefa Padrão para as Us's.</text:p>
          </table:table-cell>
        </table:table-row>
        <table:table-row table:style-name="ro1">
          <table:table-cell office:value-type="string">
            <text:p>U02</text:p>
          </table:table-cell>
          <table:table-cell office:value-type="string">
            <text:p>Modelar diagrama de caso de uso</text:p>
          </table:table-cell>
          <table:table-cell office:value-type="string">
            <text:p>Éverton Quadros</text:p>
          </table:table-cell>
          <table:table-cell office:value-type="date" office:date-value="2016-10-18">
            <text:p>18/10/16</text:p>
          </table:table-cell>
          <table:table-cell table:style-name="ce11" office:value-type="string">
            <text:p>U – tarefa Padrão para as Us's.</text:p>
          </table:table-cell>
        </table:table-row>
        <table:table-row table:style-name="ro1">
          <table:table-cell office:value-type="string">
            <text:p>U03</text:p>
          </table:table-cell>
          <table:table-cell office:value-type="string">
            <text:p>Modelar diagrama de sequência de todos os casos de uso</text:p>
          </table:table-cell>
          <table:table-cell office:value-type="string">
            <text:p>Éverton Quadros</text:p>
          </table:table-cell>
          <table:table-cell office:value-type="date" office:date-value="2016-10-22">
            <text:p>22/10/16</text:p>
          </table:table-cell>
          <table:table-cell table:style-name="ce11" office:value-type="string">
            <text:p>U – tarefa Padrão para as Us's.</text:p>
          </table:table-cell>
        </table:table-row>
        <table:table-row table:style-name="ro2">
          <table:table-cell office:value-type="string">
            <text:p>U04</text:p>
          </table:table-cell>
          <table:table-cell office:value-type="string">
            <text:p>Refinar diagrama de classes para a implementação da funcionalidade</text:p>
          </table:table-cell>
          <table:table-cell office:value-type="string">
            <text:p>Éverton Quadros</text:p>
          </table:table-cell>
          <table:table-cell office:value-type="date" office:date-value="2016-10-16">
            <text:p>16/10/16</text:p>
          </table:table-cell>
          <table:table-cell table:style-name="ce11" office:value-type="string">
            <text:p>U – tarefa Padrão para as Us'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2: CADASTRAR USUÁRI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Modelar as classes do banco de dados</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2</text:p>
          </table:table-cell>
          <table:table-cell office:value-type="string">
            <text:p>Desenvolver primeiras classes de modelo e ligação do projeto com hibernate</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3</text:p>
          </table:table-cell>
          <table:table-cell office:value-type="string">
            <text:p>Desenvolver JSF da tela inicial (home)</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4</text:p>
          </table:table-cell>
          <table:table-cell office:value-type="string">
            <text:p>Integrar template ao JSF da tela inicial</text:p>
          </table:table-cell>
          <table:table-cell office:value-type="string">
            <text:p>Éverton Quadros</text:p>
          </table:table-cell>
          <table:table-cell office:value-type="date" office:date-value="2016-10-09">
            <text:p>09/10/16</text:p>
          </table:table-cell>
          <table:table-cell table:style-name="ce11"/>
        </table:table-row>
        <table:table-row table:style-name="ro1">
          <table:table-cell office:value-type="string">
            <text:p>T05</text:p>
          </table:table-cell>
          <table:table-cell office:value-type="string">
            <text:p>Desenvolver formulário padrão com os dados para cadastro do usuário</text:p>
          </table:table-cell>
          <table:table-cell office:value-type="string">
            <text:p>Éverton Quadros</text:p>
          </table:table-cell>
          <table:table-cell office:value-type="date" office:date-value="2016-10-09">
            <text:p>09/10/16</text:p>
          </table:table-cell>
          <table:table-cell table:style-name="ce11"/>
        </table:table-row>
        <table:table-row table:style-name="ro38">
          <table:table-cell office:value-type="string">
            <text:p>T06</text:p>
          </table:table-cell>
          <table:table-cell office:value-type="string">
            <text:p>Realizar validações nos campos do formulário em javascript</text:p>
          </table:table-cell>
          <table:table-cell office:value-type="string">
            <text:p>Carlos Conceição</text:p>
          </table:table-cell>
          <table:table-cell/>
          <table:table-cell table:style-name="ce11" office:value-type="string">
            <text:p>Tarefa não concluida, aguardando encerramento no github.</text:p>
          </table:table-cell>
        </table:table-row>
        <table:table-row table:style-name="ro1">
          <table:table-cell office:value-type="string">
            <text:p>T07</text:p>
          </table:table-cell>
          <table:table-cell office:value-type="string">
            <text:p>Adicionar/implementar operação de cadastro de usuário</text:p>
          </table:table-cell>
          <table:table-cell office:value-type="string">
            <text:p>Éverton Quadros</text:p>
          </table:table-cell>
          <table:table-cell office:value-type="date" office:date-value="2016-10-10">
            <text:p>10/10/16</text:p>
          </table:table-cell>
          <table:table-cell table:style-name="ce11"/>
        </table:table-row>
        <table:table-row table:style-name="ro1">
          <table:table-cell office:value-type="string">
            <text:p>T08</text:p>
          </table:table-cell>
          <table:table-cell office:value-type="string">
            <text:p>Integrar formulário ao banco de dados</text:p>
          </table:table-cell>
          <table:table-cell office:value-type="string">
            <text:p>Éverton Quadros</text:p>
          </table:table-cell>
          <table:table-cell office:value-type="date" office:date-value="2016-10-10">
            <text:p>10/10/16</text:p>
          </table:table-cell>
          <table:table-cell table:style-name="ce11"/>
        </table:table-row>
        <table:table-row table:style-name="ro1">
          <table:table-cell office:value-type="string">
            <text:p>T09</text:p>
          </table:table-cell>
          <table:table-cell office:value-type="string">
            <text:p>Realizar testes para validar a implementação da US</text:p>
          </table:table-cell>
          <table:table-cell office:value-type="string">
            <text:p>Éverton Quadros</text:p>
          </table:table-cell>
          <table:table-cell office:value-type="date" office:date-value="2016-10-12">
            <text:p>12/10/16</text:p>
          </table:table-cell>
          <table:table-cell table:style-name="ce11"/>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32:NOTIFICAR EMAIL</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módulo de notificação por e-mail</text:p>
          </table:table-cell>
          <table:table-cell office:value-type="string">
            <text:p>Éverton Quadros</text:p>
          </table:table-cell>
          <table:table-cell office:value-type="date" office:date-value="2016-10-12">
            <text:p>12/10/16</text:p>
          </table:table-cell>
          <table:table-cell table:style-name="ce11"/>
        </table:table-row>
        <table:table-row table:style-name="ro1">
          <table:table-cell office:value-type="string">
            <text:p>T02</text:p>
          </table:table-cell>
          <table:table-cell office:value-type="string">
            <text:p>realizar validações referentes ao envio de e-mail (verificar validade dos dados).</text:p>
          </table:table-cell>
          <table:table-cell office:value-type="string">
            <text:p>Éverton Quadros</text:p>
          </table:table-cell>
          <table:table-cell office:value-type="date" office:date-value="2016-10-12">
            <text:p>12/10/16</text:p>
          </table:table-cell>
          <table:table-cell/>
        </table:table-row>
        <table:table-row table:style-name="ro1">
          <table:table-cell office:value-type="string">
            <text:p>T03</text:p>
          </table:table-cell>
          <table:table-cell office:value-type="string">
            <text:p>Realizar testes para validar a implementação da US</text:p>
          </table:table-cell>
          <table:table-cell office:value-type="string">
            <text:p>Éverton Quadros</text:p>
          </table:table-cell>
          <table:table-cell office:value-type="date" office:date-value="2016-10-14">
            <text:p>14/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1:EFETUAR AUTENTICA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Desenvolver JSF da tela inicial (home) do usuário</text:p>
          </table:table-cell>
          <table:table-cell office:value-type="string">
            <text:p>Éverton Quadros</text:p>
          </table:table-cell>
          <table:table-cell office:value-type="date" office:date-value="2016-10-14">
            <text:p>14/10/16</text:p>
          </table:table-cell>
          <table:table-cell table:style-name="ce11"/>
        </table:table-row>
        <table:table-row table:style-name="ro1">
          <table:table-cell office:value-type="string">
            <text:p>T02</text:p>
          </table:table-cell>
          <table:table-cell office:value-type="string">
            <text:p>Implementar tela (caixa de diálogo) na home para autenticar usuári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3</text:p>
          </table:table-cell>
          <table:table-cell office:value-type="string">
            <text:p>Criar formulário de autenticação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4</text:p>
          </table:table-cell>
          <table:table-cell office:value-type="string">
            <text:p>Criar template padrão para a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5</text:p>
          </table:table-cell>
          <table:table-cell office:value-type="string">
            <text:p>Aplicar template padrão a tela de autenticação</text:p>
          </table:table-cell>
          <table:table-cell office:value-type="string">
            <text:p>Éverton Quadros</text:p>
          </table:table-cell>
          <table:table-cell office:value-type="date" office:date-value="2016-10-14">
            <text:p>14/10/16</text:p>
          </table:table-cell>
          <table:table-cell/>
        </table:table-row>
        <table:table-row table:style-name="ro1">
          <table:table-cell office:value-type="string">
            <text:p>T06</text:p>
          </table:table-cell>
          <table:table-cell office:value-type="string">
            <text:p>Implementar validações na tela de autenticação em javascript</text:p>
          </table:table-cell>
          <table:table-cell office:value-type="string">
            <text:p>Carlos Conceição</text:p>
          </table:table-cell>
          <table:table-cell office:value-type="date" office:date-value="2016-10-23">
            <text:p>23/10/16</text:p>
          </table:table-cell>
          <table:table-cell office:value-type="string">
            <text:p>Tarefa designada ao Carlos extra (concluída?)</text:p>
          </table:table-cell>
        </table:table-row>
        <table:table-row table:style-name="ro1">
          <table:table-cell office:value-type="string">
            <text:p>T07</text:p>
          </table:table-cell>
          <table:table-cell office:value-type="string">
            <text:p>Adicionar/implementar operação de busca de cadastro para realizar autenticação</text:p>
          </table:table-cell>
          <table:table-cell office:value-type="string">
            <text:p>Éverton Quadros</text:p>
          </table:table-cell>
          <table:table-cell office:value-type="date" office:date-value="2016-10-15">
            <text:p>15/10/16</text:p>
          </table:table-cell>
          <table:table-cell/>
        </table:table-row>
        <table:table-row table:style-name="ro1">
          <table:table-cell office:value-type="string">
            <text:p>T08</text:p>
          </table:table-cell>
          <table:table-cell office:value-type="string">
            <text:p>Tratar variáveis de sessão para guardar usuário autenticado no sistema</text:p>
          </table:table-cell>
          <table:table-cell office:value-type="string">
            <text:p>Éverton Quadros</text:p>
          </table:table-cell>
          <table:table-cell office:value-type="date" office:date-value="2016-10-15">
            <text:p>15/10/16</text:p>
          </table:table-cell>
          <table:table-cell/>
        </table:table-row>
        <table:table-row table:style-name="ro1">
          <table:table-cell office:value-type="string">
            <text:p>T09</text:p>
          </table:table-cell>
          <table:table-cell office:value-type="string">
            <text:p>Realizar testes para validar a implementação da US</text:p>
          </table:table-cell>
          <table:table-cell office:value-type="string">
            <text:p>Éverton Quadros</text:p>
          </table:table-cell>
          <table:table-cell office:value-type="date" office:date-value="2016-10-16">
            <text:p>16/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21:VISUALIZAR PERFIL</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JSF da tela de perfil do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2</text:p>
          </table:table-cell>
          <table:table-cell office:value-type="string">
            <text:p>Criar template padrão para tela de perfis de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3</text:p>
          </table:table-cell>
          <table:table-cell office:value-type="string">
            <text:p>Aplicar template padrão a tela de perfil de usuári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4</text:p>
          </table:table-cell>
          <table:table-cell office:value-type="string">
            <text:p>Adicionar/implementar operação de busca de cadastro por dados de sessão</text:p>
          </table:table-cell>
          <table:table-cell office:value-type="string">
            <text:p>Éverton Quadros</text:p>
          </table:table-cell>
          <table:table-cell office:value-type="date" office:date-value="2016-10-19">
            <text:p>19/10/16</text:p>
          </table:table-cell>
          <table:table-cell/>
        </table:table-row>
        <table:table-row table:style-name="ro1">
          <table:table-cell office:value-type="string">
            <text:p>T05</text:p>
          </table:table-cell>
          <table:table-cell office:value-type="string">
            <text:p>Preencher perfil do usuário com os dados da busca</text:p>
          </table:table-cell>
          <table:table-cell office:value-type="string">
            <text:p>Éverton Quadros</text:p>
          </table:table-cell>
          <table:table-cell office:value-type="date" office:date-value="2016-10-20">
            <text:p>20/10/16</text:p>
          </table:table-cell>
          <table:table-cell/>
        </table:table-row>
        <table:table-row table:style-name="ro1">
          <table:table-cell office:value-type="string">
            <text:p>T06</text:p>
          </table:table-cell>
          <table:table-cell office:value-type="string">
            <text:p>Realizar testes para validar a implementação da US</text:p>
          </table:table-cell>
          <table:table-cell office:value-type="string">
            <text:p>Éverton Quadros</text:p>
          </table:table-cell>
          <table:table-cell office:value-type="date" office:date-value="2016-10-20">
            <text:p>20/10/16</text:p>
          </table:table-cell>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37:ADICIONAR CADASTRO/PROMO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1">
          <table:table-cell office:value-type="string">
            <text:p>T01</text:p>
          </table:table-cell>
          <table:table-cell office:value-type="string">
            <text:p>Implementar JSF da tela de opções avançadas</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2</text:p>
          </table:table-cell>
          <table:table-cell office:value-type="string">
            <text:p>Aplicar template padrão da tela de opções avançadas</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3</text:p>
          </table:table-cell>
          <table:table-cell office:value-type="string">
            <text:p>Listar todos cadastros aguardando avaliação do administrador</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4</text:p>
          </table:table-cell>
          <table:table-cell office:value-type="string">
            <text:p>Adicionar/implementar operação de busca de cadastros aguardando avaliação</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5</text:p>
          </table:table-cell>
          <table:table-cell office:value-type="string">
            <text:p>Adicionar/implementar operação alteração de cadastro (aceitado)</text:p>
          </table:table-cell>
          <table:table-cell office:value-type="string">
            <text:p>Éverton Quadros</text:p>
          </table:table-cell>
          <table:table-cell office:value-type="date" office:date-value="2016-10-16">
            <text:p>16/10/16</text:p>
          </table:table-cell>
          <table:table-cell/>
        </table:table-row>
        <table:table-row table:style-name="ro1">
          <table:table-cell office:value-type="string">
            <text:p>T06</text:p>
          </table:table-cell>
          <table:table-cell office:value-type="string">
            <text:p>Adicionar/implementar operação para remoção de cadastro (recusado)</text:p>
          </table:table-cell>
          <table:table-cell office:value-type="string">
            <text:p>Éverton Quadros</text:p>
          </table:table-cell>
          <table:table-cell office:value-type="date" office:date-value="2016-10-17">
            <text:p>17/10/16</text:p>
          </table:table-cell>
          <table:table-cell/>
        </table:table-row>
        <table:table-row table:style-name="ro1">
          <table:table-cell office:value-type="string">
            <text:p>T07</text:p>
          </table:table-cell>
          <table:table-cell office:value-type="string">
            <text:p>integrar notificação via e-mail para endereço de e-mail do cadastro</text:p>
          </table:table-cell>
          <table:table-cell office:value-type="string">
            <text:p>Éverton Quadros</text:p>
          </table:table-cell>
          <table:table-cell office:value-type="date" office:date-value="2016-10-17">
            <text:p>17/10/16</text:p>
          </table:table-cell>
          <table:table-cell/>
        </table:table-row>
        <table:table-row table:style-name="ro1">
          <table:table-cell office:value-type="string">
            <text:p>T08</text:p>
          </table:table-cell>
          <table:table-cell office:value-type="string">
            <text:p>Realizar testes para validar a implementação da US</text:p>
          </table:table-cell>
          <table:table-cell office:value-type="string">
            <text:p>Éverton Quadros</text:p>
          </table:table-cell>
          <table:table-cell office:value-type="date" office:date-value="2016-10-18">
            <text:p>18/10/16</text:p>
          </table:table-cell>
          <table:table-cell/>
        </table:table-row>
      </table:table>
      <table:table table:name="Sprint 2" table:style-name="ta1" table:print="false">
        <table:table-column table:style-name="co7" table:default-cell-style-name="ce7"/>
        <table:table-column table:style-name="co12" table:default-cell-style-name="ce7"/>
        <table:table-column table:style-name="co13" table:default-cell-style-name="ce13"/>
        <table:table-column table:style-name="co10" table:default-cell-style-name="ce13"/>
        <table:table-column table:style-name="co14" table:default-cell-style-name="ce11"/>
        <table:table-row table:style-name="ro1">
          <table:table-cell table:style-name="ce1" office:value-type="string" table:number-columns-spanned="5" table:number-rows-spanned="3">
            <text:p>SPRINT BACKLOG</text:p>
          </table:table-cell>
          <table:covered-table-cell table:number-columns-repeated="4" table:style-name="Default"/>
        </table:table-row>
        <table:table-row table:style-name="ro1">
          <table:covered-table-cell table:number-columns-repeated="5" table:style-name="Default"/>
        </table:table-row>
        <table:table-row table:style-name="ro1">
          <table:covered-table-cell table:number-columns-repeated="5" table:style-name="Default"/>
        </table:table-row>
        <table:table-row table:style-name="ro1">
          <table:table-cell table:style-name="ce2" table:number-columns-repeated="5"/>
        </table:table-row>
        <table:table-row table:style-name="ro1">
          <table:table-cell table:style-name="ce3" office:value-type="string" table:number-columns-spanned="5" table:number-rows-spanned="1">
            <text:p>SPRINT 2 – (24/10 – 28/11)</text:p>
          </table:table-cell>
          <table:covered-table-cell table:number-columns-repeated="4" table:style-name="ce2"/>
        </table:table-row>
        <table:table-row table:style-name="ro1">
          <table:table-cell table:style-name="ce3"/>
          <table:table-cell table:style-name="ce2" table:number-columns-repeated="4"/>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TAREFAS ADICIONAIS E OBRIGATÓRIAS DA SPRINT:</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2">
          <table:table-cell office:value-type="string">
            <text:p>U01</text:p>
          </table:table-cell>
          <table:table-cell office:value-type="string">
            <text:p>Escrever estória de usuário de todas as funcionalidades.</text:p>
          </table:table-cell>
          <table:table-cell table:style-name="ce6" office:value-type="string">
            <text:p>Éverton Quadros</text:p>
          </table:table-cell>
          <table:table-cell office:value-type="date" office:date-value="2016-11-07">
            <text:p>07/11/16</text:p>
          </table:table-cell>
          <table:table-cell office:value-type="string">
            <text:p>U – tarefa Padrão para as Us's.</text:p>
          </table:table-cell>
        </table:table-row>
        <table:table-row table:style-name="ro2">
          <table:table-cell office:value-type="string">
            <text:p>U02</text:p>
          </table:table-cell>
          <table:table-cell office:value-type="string">
            <text:p>Modelar diagrama de caso de uso de todas as funcionalidades.</text:p>
          </table:table-cell>
          <table:table-cell table:style-name="ce6" office:value-type="string">
            <text:p>Éverton Quadros</text:p>
          </table:table-cell>
          <table:table-cell office:value-type="date" office:date-value="2016-11-06">
            <text:p>06/11/16</text:p>
          </table:table-cell>
          <table:table-cell office:value-type="string">
            <text:p>U – tarefa Padrão para as Us's.</text:p>
          </table:table-cell>
        </table:table-row>
        <table:table-row table:style-name="ro2">
          <table:table-cell office:value-type="string">
            <text:p>U03</text:p>
          </table:table-cell>
          <table:table-cell office:value-type="string">
            <text:p>Refinar diagrama de classes para a implementação da funcionalidade.</text:p>
          </table:table-cell>
          <table:table-cell table:style-name="ce6" office:value-type="string">
            <text:p>Éverton Quadros</text:p>
          </table:table-cell>
          <table:table-cell office:value-type="date" office:date-value="2016-11-26">
            <text:p>26/11/16</text:p>
          </table:table-cell>
          <table:table-cell office:value-type="string">
            <text:p>U – tarefa Padrão para as Us's.</text:p>
          </table:table-cell>
        </table:table-row>
        <table:table-row table:style-name="ro2">
          <table:table-cell office:value-type="string">
            <text:p>U04</text:p>
          </table:table-cell>
          <table:table-cell office:value-type="string">
            <text:p>Modelar diagrama de sequência de todas as funcionalidades.</text:p>
          </table:table-cell>
          <table:table-cell table:style-name="ce6" office:value-type="string">
            <text:p>Éverton Quadros</text:p>
          </table:table-cell>
          <table:table-cell office:value-type="date" office:date-value="2016-11-26">
            <text:p>26/11/16</text:p>
          </table:table-cell>
          <table:table-cell office:value-type="string">
            <text:p>U – tarefa Padrão para as Us's.</text:p>
          </table:table-cell>
        </table:table-row>
        <table:table-row table:style-name="ro2">
          <table:table-cell office:value-type="string">
            <text:p>U05</text:p>
          </table:table-cell>
          <table:table-cell office:value-type="string">
            <text:p>Modelar diagrama de componente. </text:p>
          </table:table-cell>
          <table:table-cell table:style-name="ce6" office:value-type="string">
            <text:p>Éverton Quadros</text:p>
          </table:table-cell>
          <table:table-cell office:value-type="date" office:date-value="2016-11-24">
            <text:p>24/11/16</text:p>
          </table:table-cell>
          <table:table-cell office:value-type="string">
            <text:p>U – tarefa Padrão para as Us's.</text:p>
          </table:table-cell>
        </table:table-row>
        <table:table-row table:style-name="ro2">
          <table:table-cell office:value-type="string">
            <text:p>U06</text:p>
          </table:table-cell>
          <table:table-cell office:value-type="string">
            <text:p>Modelar diagrama de implantação.</text:p>
          </table:table-cell>
          <table:table-cell table:style-name="ce6" office:value-type="string">
            <text:p>Éverton Quadros</text:p>
          </table:table-cell>
          <table:table-cell office:value-type="date" office:date-value="2016-11-24">
            <text:p>24/11/16</text:p>
          </table:table-cell>
          <table:table-cell office:value-type="string">
            <text:p>U – tarefa Padrão para as Us'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3: REQUISITAR PROMOÇÃO: GERENTE DE EVENTOS/REVISOR DE TRABALH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9">
          <table:table-cell office:value-type="string">
            <text:p>T01</text:p>
          </table:table-cell>
          <table:table-cell office:value-type="string">
            <text:p>Adicionar consultas ao banco de dados</text:p>
          </table:table-cell>
          <table:table-cell office:value-type="string">
            <text:p>Éverton Quadros</text:p>
          </table:table-cell>
          <table:table-cell office:value-type="date" office:date-value="2016-11-05">
            <text:p>05/11/16</text:p>
          </table:table-cell>
          <table:table-cell office:value-type="string">
            <text:p>Adicionar consultas ao banco de dados, como por exemplo a consulta no método de controle que adicionar uma nova requisição a lista de requisições dos adminstradores, e a altera o tipo perfil para gerente de eventos.</text:p>
          </table:table-cell>
        </table:table-row>
        <table:table-row table:style-name="ro39">
          <table:table-cell office:value-type="string">
            <text:p>T02</text:p>
          </table:table-cell>
          <table:table-cell office:value-type="string">
            <text:p>Desenvolver o template/layout</text:p>
          </table:table-cell>
          <table:table-cell office:value-type="string">
            <text:p>Éverton Quadros</text:p>
          </table:table-cell>
          <table:table-cell office:value-type="date" office:date-value="2016-11-05">
            <text:p>05/11/16</text:p>
          </table:table-cell>
          <table:table-cell office:value-type="string">
            <text:p>Verificar se o template pode ser reaproveitado ou se mudanças devem ser feitas.</text:p>
          </table:table-cell>
        </table:table-row>
        <table:table-row table:style-name="ro36">
          <table:table-cell office:value-type="string">
            <text:p>T03</text:p>
          </table:table-cell>
          <table:table-cell office:value-type="string">
            <text:p>Desenvolver JSF com base no layout</text:p>
          </table:table-cell>
          <table:table-cell office:value-type="string">
            <text:p>Éverton Quadros</text:p>
          </table:table-cell>
          <table:table-cell office:value-type="date" office:date-value="2016-11-05">
            <text:p>05/11/16</text:p>
          </table:table-cell>
          <table:table-cell office:value-type="string">
            <text:p>Aplicar o layout a um arquivo JSF de nome perfilOpcao.xhtml com o codigo necessário para exibir uma pequeno formulário onde o usuário preencherá uma requisição ao administrador, esta requisição pode ter os seguintes campos, Descrição (corpo) e enviar a data do pedido para o administrador. A requisição deve ser enviada para o perfil null (sistema).</text:p>
          </table:table-cell>
        </table:table-row>
        <table:table-row table:style-name="ro8">
          <table:table-cell office:value-type="string">
            <text:p>T04</text:p>
          </table:table-cell>
          <table:table-cell office:value-type="string">
            <text:p>Integrar opção a página de perfil do usuário</text:p>
          </table:table-cell>
          <table:table-cell office:value-type="string">
            <text:p>Éverton Quadros</text:p>
          </table:table-cell>
          <table:table-cell office:value-type="date" office:date-value="2016-11-05">
            <text:p>05/11/16</text:p>
          </table:table-cell>
          <table:table-cell office:value-type="string">
            <text:p>O acesso a página de requisição ou caixa de diálogo (dialog) deve ser feita através do perfil do usuário (visualizar perfil).</text:p>
          </table:table-cell>
        </table:table-row>
        <table:table-row table:style-name="ro9">
          <table:table-cell office:value-type="string">
            <text:p>T05</text:p>
          </table:table-cell>
          <table:table-cell office:value-type="string">
            <text:p>Implementar classe view para integração com as classes de controle</text:p>
          </table:table-cell>
          <table:table-cell office:value-type="string">
            <text:p>Éverton Quadros</text:p>
          </table:table-cell>
          <table:table-cell office:value-type="date" office:date-value="2016-11-06">
            <text:p>06/11/16</text:p>
          </table:table-cell>
          <table:table-cell office:value-type="string">
            <text:p>Deve ser implementava a classe view para a nossa funcionalidade, caso a mesma seja incluída em um dialog, esta chamada deve estar presente na view, assim como os métodos necessário como por exemplo para o envio da requisição para o sistema.</text:p>
          </table:table-cell>
        </table:table-row>
        <table:table-row table:style-name="ro9">
          <table:table-cell office:value-type="string">
            <text:p>T06</text:p>
          </table:table-cell>
          <table:table-cell office:value-type="string">
            <text:p>Implementar métodos específicos na classe de controle</text:p>
          </table:table-cell>
          <table:table-cell office:value-type="string">
            <text:p>Éverton Quadros</text:p>
          </table:table-cell>
          <table:table-cell office:value-type="date" office:date-value="2016-11-06">
            <text:p>06/11/16</text:p>
          </table:table-cell>
          <table:table-cell office:value-type="string">
            <text:p>Adicionar os método necessários para a funcionalidade na classe de controle (se necessário), lembrando que estaremos utilizando uma view para integrar a tela com a classe de controle e algo pode ser implementado lá neste sentido.</text:p>
          </table:table-cell>
        </table:table-row>
        <table:table-row table:style-name="ro6">
          <table:table-cell office:value-type="string">
            <text:p>T07</text:p>
          </table:table-cell>
          <table:table-cell office:value-type="string">
            <text:p>Refinar front-end</text:p>
          </table:table-cell>
          <table:table-cell office:value-type="string">
            <text:p>Éverton Quadros</text:p>
          </table:table-cell>
          <table:table-cell office:value-type="date" office:date-value="2016-11-07">
            <text:p>07/11/16</text:p>
          </table:table-cell>
          <table:table-cell office:value-type="string">
            <text:p>Melhorar a parte gráfica desta funcionalidade se possível, se optarmos por utilizar um Dialog o refino deve ser feito na página de visualização do perfil, para que o usuário possa navegar em seu perfil.</text:p>
          </table:table-cell>
        </table:table-row>
        <table:table-row table:style-name="ro40">
          <table:table-cell office:value-type="string">
            <text:p>T08</text:p>
          </table:table-cell>
          <table:table-cell office:value-type="string">
            <text:p>Realizar validações (se o usuário já enviou requisição, se já possui permissão...)</text:p>
          </table:table-cell>
          <table:table-cell office:value-type="string">
            <text:p>Éverton Quadros</text:p>
          </table:table-cell>
          <table:table-cell office:value-type="date" office:date-value="2016-11-07">
            <text:p>07/11/16</text:p>
          </table:table-cell>
          <table:table-cell office:value-type="string">
            <text:p>O envio da requisição deve estar atrelado a validações como por exemplo se o campo descrição estiver vazio (ou conter apenas espaços em branco), se o usuário já não enviou uma requisição deste tipo, e se o mesmo já não teve sua requisição negada ou então se o mesmo já não possui as permisões. Ex. Um gerente de eventos não pode enviar outra requisição pedindo para ser gerente de eventos.</text:p>
          </table:table-cell>
        </table:table-row>
        <table:table-row table:style-name="ro9">
          <table:table-cell office:value-type="string">
            <text:p>T09</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08">
            <text:p>08/11/16</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4: AGEND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9">
          <table:table-cell office:value-type="string">
            <text:p>T01</text:p>
          </table:table-cell>
          <table:table-cell office:value-type="string">
            <text:p>Modelar banco de dados para Eventos</text:p>
          </table:table-cell>
          <table:table-cell office:value-type="string">
            <text:p>Éverton Quadros</text:p>
          </table:table-cell>
          <table:table-cell office:value-type="date" office:date-value="2016-10-30">
            <text:p>30/10/16</text:p>
          </table:table-cell>
          <table:table-cell office:value-type="string">
            <text:p>Modelar tabela no banco de dados que guarda as informações dos eventos, devemos nos basear no diagrama de classes conceitual e imaginar outros campos que sejam necessários manter para que os dados sejam coerentes.</text:p>
          </table:table-cell>
        </table:table-row>
        <table:table-row table:style-name="ro8">
          <table:table-cell office:value-type="string">
            <text:p>T02</text:p>
          </table:table-cell>
          <table:table-cell office:value-type="string">
            <text:p>Desenvolver o template/layout</text:p>
          </table:table-cell>
          <table:table-cell office:value-type="string">
            <text:p>Éverton Quadros</text:p>
          </table:table-cell>
          <table:table-cell office:value-type="date" office:date-value="2016-11-01">
            <text:p>01/11/16</text:p>
          </table:table-cell>
          <table:table-cell office:value-type="string">
            <text:p>Verificar se o template padrão pode ser reaproveitado para essa funcionalidade ou devemos criar um template novo.</text:p>
          </table:table-cell>
        </table:table-row>
        <table:table-row table:style-name="ro39">
          <table:table-cell office:value-type="string">
            <text:p>T03</text:p>
          </table:table-cell>
          <table:table-cell office:value-type="string">
            <text:p>Desenvolver JSF com base no layout</text:p>
          </table:table-cell>
          <table:table-cell office:value-type="string">
            <text:p>Éverton Quadros</text:p>
          </table:table-cell>
          <table:table-cell office:value-type="date" office:date-value="2016-11-01">
            <text:p>01/11/16</text:p>
          </table:table-cell>
          <table:table-cell office:value-type="string">
            <text:p>Adicionar o template criado ou reaproveitado a uma nova pagina JSF (xhtml) da funcionalidade</text:p>
          </table:table-cell>
        </table:table-row>
        <table:table-row table:style-name="ro39">
          <table:table-cell office:value-type="string">
            <text:p>T04</text:p>
          </table:table-cell>
          <table:table-cell office:value-type="string">
            <text:p>Integrar opção a home do usuário (perfil de gerente)</text:p>
          </table:table-cell>
          <table:table-cell office:value-type="string">
            <text:p>Éverton Quadros</text:p>
          </table:table-cell>
          <table:table-cell office:value-type="date" office:date-value="2016-11-01">
            <text:p>01/11/16</text:p>
          </table:table-cell>
          <table:table-cell office:value-type="string">
            <text:p>Integrar acesso a página para o gerente de eventos na própria home através da opção Eventos</text:p>
          </table:table-cell>
        </table:table-row>
        <table:table-row table:style-name="ro39">
          <table:table-cell office:value-type="string">
            <text:p>T05</text:p>
          </table:table-cell>
          <table:table-cell office:value-type="string">
            <text:p>Implementar classe view para a página JSF (xhtml) do agendamento de eventos</text:p>
          </table:table-cell>
          <table:table-cell office:value-type="string">
            <text:p>Éverton Quadros</text:p>
          </table:table-cell>
          <table:table-cell office:value-type="date" office:date-value="2016-10-30">
            <text:p>30/10/16</text:p>
          </table:table-cell>
          <table:table-cell office:value-type="string">
            <text:p>Criar a classe view que fará a comunicação da exibição da nossa página JSF com as classes de controle</text:p>
          </table:table-cell>
        </table:table-row>
        <table:table-row table:style-name="ro8">
          <table:table-cell office:value-type="string">
            <text:p>T06</text:p>
          </table:table-cell>
          <table:table-cell office:value-type="string">
            <text:p>Implementar classe de controle de eventos</text:p>
          </table:table-cell>
          <table:table-cell office:value-type="string">
            <text:p>Éverton Quadros</text:p>
          </table:table-cell>
          <table:table-cell office:value-type="date" office:date-value="2016-10-30">
            <text:p>30/10/16</text:p>
          </table:table-cell>
          <table:table-cell office:value-type="string">
            <text:p>Criar e implementar o métodos/atributos da classe de controle e da Entidade que farão a comunicação com o banco de dados e com a tabela que criamos para eventos</text:p>
          </table:table-cell>
        </table:table-row>
        <table:table-row table:style-name="ro9">
          <table:table-cell office:value-type="string">
            <text:p>T07</text:p>
          </table:table-cell>
          <table:table-cell office:value-type="string">
            <text:p>implementar métodos específicos na classe de controle para funcionalidade</text:p>
          </table:table-cell>
          <table:table-cell office:value-type="string">
            <text:p>Éverton Quadros</text:p>
          </table:table-cell>
          <table:table-cell office:value-type="date" office:date-value="2016-10-30">
            <text:p>30/10/16</text:p>
          </table:table-cell>
          <table:table-cell office:value-type="string">
            <text:p>Implementar métodos específicos que sejam utilizados apenas pela JSF desta funcionalidade para as classes de controle ou view. Por se tratar de uma funcionalidade restrita (apenas gerente de eventos) devemos adicionar este método na classe de operação.</text:p>
          </table:table-cell>
        </table:table-row>
        <table:table-row table:style-name="ro8">
          <table:table-cell office:value-type="string">
            <text:p>T08</text:p>
          </table:table-cell>
          <table:table-cell office:value-type="string">
            <text:p>Implementar front-end na JSF da funcionalidade</text:p>
          </table:table-cell>
          <table:table-cell office:value-type="string">
            <text:p>Éverton Quadros</text:p>
          </table:table-cell>
          <table:table-cell office:value-type="date" office:date-value="2016-11-02">
            <text:p>02/11/16</text:p>
          </table:table-cell>
          <table:table-cell office:value-type="string">
            <text:p>Implementar a parte gráfica da nossa JSF, devemos utilizar os padrões já definidos na documentação do projeto, de cor, templates, nomes e etc..</text:p>
          </table:table-cell>
        </table:table-row>
        <table:table-row table:style-name="ro9">
          <table:table-cell office:value-type="string">
            <text:p>T09</text:p>
          </table:table-cell>
          <table:table-cell office:value-type="string">
            <text:p>Realizar validações (se o usuário já enviou requisição, se já possui permissão...)</text:p>
          </table:table-cell>
          <table:table-cell office:value-type="string">
            <text:p>Éverton Quadros</text:p>
          </table:table-cell>
          <table:table-cell office:value-type="date" office:date-value="2016-11-03">
            <text:p>03/11/16</text:p>
          </table:table-cell>
          <table:table-cell office:value-type="string">
            <text:p>Realizar validações nos campos do formulário de agendamento de eventos, outras validações podem surgir a medida que novos campos forem pensados, estas validações já devem estar presentes na funcionalidade antes do testes finais.</text:p>
          </table:table-cell>
        </table:table-row>
        <table:table-row table:style-name="ro39">
          <table:table-cell office:value-type="string">
            <text:p>T10</text:p>
          </table:table-cell>
          <table:table-cell office:value-type="string">
            <text:p>Adicionar a validação em javascript para o formulário de criação dos eventos</text:p>
          </table:table-cell>
          <table:table-cell office:value-type="string">
            <text:p>Éverton Quadros</text:p>
          </table:table-cell>
          <table:table-cell office:value-type="date" office:date-value="2016-11-03">
            <text:p>03/11/16</text:p>
          </table:table-cell>
          <table:table-cell office:value-type="string">
            <text:p>Após a validação estar funcional adicionar as validações em javascript para os campos do nosso formulário.</text:p>
          </table:table-cell>
        </table:table-row>
        <table:table-row table:style-name="ro9">
          <table:table-cell office:value-type="string">
            <text:p>T11</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04">
            <text:p>04/11/16</text:p>
          </table:table-cell>
          <table:table-cell office:value-type="string">
            <text:p>Realizar testes finais exploratórios para testar a navegação e as validações da nossa funcionalidade, verificar se o banco está guardando as informações corretamente e se não há exceções no console de Netbean/Glassfish.</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6: LIST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41">
          <table:table-cell office:value-type="string">
            <text:p>T01</text:p>
          </table:table-cell>
          <table:table-cell office:value-type="string">
            <text:p>Adicionar consultas ao banco de dados</text:p>
          </table:table-cell>
          <table:table-cell office:value-type="string">
            <text:p>Carlos Conceição</text:p>
          </table:table-cell>
          <table:table-cell office:value-type="string">
            <text:p>A acertar data limite 14/11</text:p>
          </table:table-cell>
          <table:table-cell office:value-type="string">
            <text:p>Adicionar consultas ao banco de dados, como por exemplo a consulta listagem dos eventos para determinados filtros, podemos buscar estes eventos por filtros pré-estabelecidos como por exemplo por dados preenchidos pelo usuário no cadastro como áreas de interesse.</text:p>
          </table:table-cell>
        </table:table-row>
        <table:table-row table:style-name="ro42">
          <table:table-cell office:value-type="string">
            <text:p>T02</text:p>
          </table:table-cell>
          <table:table-cell office:value-type="string">
            <text:p>Desenvolver o template/layout</text:p>
          </table:table-cell>
          <table:table-cell office:value-type="string">
            <text:p>Carlos Conceição</text:p>
          </table:table-cell>
          <table:table-cell office:value-type="string">
            <text:p>A acertar data limite 14/11</text:p>
          </table:table-cell>
          <table:table-cell office:value-type="string">
            <text:p>Podemos utilizar o template padrão para esta funcionalidade.</text:p>
          </table:table-cell>
        </table:table-row>
        <table:table-row table:style-name="ro42">
          <table:table-cell office:value-type="string">
            <text:p>T03</text:p>
          </table:table-cell>
          <table:table-cell office:value-type="string">
            <text:p>Desenvolver JSF com base no layout</text:p>
          </table:table-cell>
          <table:table-cell office:value-type="string">
            <text:p>Carlos Conceição</text:p>
          </table:table-cell>
          <table:table-cell office:value-type="string">
            <text:p>A acertar data limite 14/11</text:p>
          </table:table-cell>
          <table:table-cell office:value-type="string">
            <text:p>Uma página separada pode ser interessante para adicionarmos buscas avançadas dos eventos.</text:p>
          </table:table-cell>
        </table:table-row>
        <table:table-row table:style-name="ro41">
          <table:table-cell office:value-type="string">
            <text:p>T04</text:p>
          </table:table-cell>
          <table:table-cell office:value-type="string">
            <text:p>Integrar listagem ao index e home de usuários/visitantes</text:p>
          </table:table-cell>
          <table:table-cell office:value-type="string">
            <text:p>Carlos Conceição</text:p>
          </table:table-cell>
          <table:table-cell office:value-type="string">
            <text:p>A acertar data limite 14/11</text:p>
          </table:table-cell>
          <table:table-cell office:value-type="string">
            <text:p>Deve ser possível acessar os eventos através da página principal como visitante, da home como usuário autenticado e também através do perfil do usuário, neste caso, terá acesso a uma listagem dos eventos em que está inscrito. Se houver uma página de busca avançada deve estar acessível apenas na home.</text:p>
          </table:table-cell>
        </table:table-row>
        <table:table-row table:style-name="ro42">
          <table:table-cell office:value-type="string">
            <text:p>T05</text:p>
          </table:table-cell>
          <table:table-cell office:value-type="string">
            <text:p>Implementar classe view para o JSF (caso seja criado) para esta funcionalidade</text:p>
          </table:table-cell>
          <table:table-cell office:value-type="string">
            <text:p>Carlos Conceição</text:p>
          </table:table-cell>
          <table:table-cell office:value-type="string">
            <text:p>A acertar data limite 14/11</text:p>
          </table:table-cell>
          <table:table-cell office:value-type="string">
            <text:p>Implementar a classe View para a nossa busca avançada.</text:p>
          </table:table-cell>
        </table:table-row>
        <table:table-row table:style-name="ro3">
          <table:table-cell office:value-type="string">
            <text:p>T06</text:p>
          </table:table-cell>
          <table:table-cell office:value-type="string">
            <text:p>Implementar métodos específicos na classe de controle</text:p>
          </table:table-cell>
          <table:table-cell office:value-type="string">
            <text:p>Carlos Conceição</text:p>
          </table:table-cell>
          <table:table-cell office:value-type="string">
            <text:p>A acertar data limite 14/11</text:p>
          </table:table-cell>
          <table:table-cell office:value-type="string">
            <text:p>Os métodos caso hajam para filtros avançados devem ser adicionados neste momento e devem ficar nas classes de controle</text:p>
          </table:table-cell>
        </table:table-row>
        <table:table-row table:style-name="ro3">
          <table:table-cell office:value-type="string">
            <text:p>T07</text:p>
          </table:table-cell>
          <table:table-cell office:value-type="string">
            <text:p>Refinar front-end ao JSF ou as buscas de eventos</text:p>
          </table:table-cell>
          <table:table-cell office:value-type="string">
            <text:p>Carlos Conceição</text:p>
          </table:table-cell>
          <table:table-cell office:value-type="string">
            <text:p>A acertar data limite 14/11</text:p>
          </table:table-cell>
          <table:table-cell office:value-type="string">
            <text:p>O front-end deve ser adicionado/implementado na página JSF. Deve estar fortemente baseado na prototipação realizado em nosso projeto.</text:p>
          </table:table-cell>
        </table:table-row>
        <table:table-row table:style-name="ro41">
          <table:table-cell office:value-type="string">
            <text:p>T08</text:p>
          </table:table-cell>
          <table:table-cell office:value-type="string">
            <text:p>Realizar validações (a listagem deve obedecer a filtros escolhidos pelo usuário)</text:p>
          </table:table-cell>
          <table:table-cell office:value-type="string">
            <text:p>Carlos Conceição</text:p>
          </table:table-cell>
          <table:table-cell office:value-type="string">
            <text:p>A acertar data limite 14/11</text:p>
          </table:table-cell>
          <table:table-cell office:value-type="string">
            <text:p>Validações devem ser realizadas nos campos em que forem preenchidos pelo usuário nas buscas avançadas, não podemos permitir por exemplo que o usuário insira caracteres inválidos que possam causar exceções ou resultados indesejados no banco de dados (injeção de sql?).</text:p>
          </table:table-cell>
        </table:table-row>
        <table:table-row table:style-name="ro7">
          <table:table-cell office:value-type="string">
            <text:p>T09</text:p>
          </table:table-cell>
          <table:table-cell office:value-type="string">
            <text:p>Realizar testes para validar a implementação da funcionalidade</text:p>
          </table:table-cell>
          <table:table-cell office:value-type="string">
            <text:p>Carlos Conceição</text:p>
          </table:table-cell>
          <table:table-cell office:value-type="string">
            <text:p>A acertar data limite 14/11</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07: DETALHAR EVENTOS</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42">
          <table:table-cell office:value-type="string">
            <text:p>T01</text:p>
          </table:table-cell>
          <table:table-cell office:value-type="string">
            <text:p>Adicionar consultas ao banco de dados</text:p>
          </table:table-cell>
          <table:table-cell office:value-type="string">
            <text:p>Carlos Conceição</text:p>
          </table:table-cell>
          <table:table-cell office:value-type="string">
            <text:p>A acertar data limite 14/11</text:p>
          </table:table-cell>
          <table:table-cell office:value-type="string">
            <text:p>Adicionar consulta caso haja no banco de dados para trazer os dados do evento selecionado pelo usuário.</text:p>
          </table:table-cell>
        </table:table-row>
        <table:table-row table:style-name="ro4">
          <table:table-cell office:value-type="string">
            <text:p>T02</text:p>
          </table:table-cell>
          <table:table-cell office:value-type="string">
            <text:p>Desenvolver o template/layout</text:p>
          </table:table-cell>
          <table:table-cell office:value-type="string">
            <text:p>Carlos Conceição</text:p>
          </table:table-cell>
          <table:table-cell office:value-type="string">
            <text:p>A acertar data limite 14/11</text:p>
          </table:table-cell>
          <table:table-cell office:value-type="string">
            <text:p>Desenvolver um template ou reaproveitar um existente para mostrar a exibição detalhada de um evento selecionado, o modelo da template deve obedecer os padrões estabelecidos em nossa prototipação.</text:p>
          </table:table-cell>
        </table:table-row>
        <table:table-row table:style-name="ro3">
          <table:table-cell office:value-type="string">
            <text:p>T03</text:p>
          </table:table-cell>
          <table:table-cell office:value-type="string">
            <text:p>Desenvolver JSF com base no layout</text:p>
          </table:table-cell>
          <table:table-cell office:value-type="string">
            <text:p>Carlos Conceição</text:p>
          </table:table-cell>
          <table:table-cell office:value-type="string">
            <text:p>A acertar data limite 14/11</text:p>
          </table:table-cell>
          <table:table-cell office:value-type="string">
            <text:p>Desenvolver um arquivos JSF (xhtml) da página para detalhamento do evento. Esta página pode conter fotos, que serão posteriormente adicionadas.</text:p>
          </table:table-cell>
        </table:table-row>
        <table:table-row table:style-name="ro7">
          <table:table-cell office:value-type="string">
            <text:p>T04</text:p>
          </table:table-cell>
          <table:table-cell office:value-type="string">
            <text:p>Integrar opção as páginas de listagem de eventos</text:p>
          </table:table-cell>
          <table:table-cell office:value-type="string">
            <text:p>Carlos Conceição</text:p>
          </table:table-cell>
          <table:table-cell office:value-type="string">
            <text:p>A acertar data limite 14/11</text:p>
          </table:table-cell>
          <table:table-cell office:value-type="string">
            <text:p>O detalhamento de eventos deve estar presente em todas as páginas onde temos uma listagem de eventos, isso significa, que ondem tivermos listagem, teremos um botão que detalha um determinado evento escolhido pelo usuário.</text:p>
          </table:table-cell>
        </table:table-row>
        <table:table-row table:style-name="ro3">
          <table:table-cell office:value-type="string">
            <text:p>T05</text:p>
          </table:table-cell>
          <table:table-cell office:value-type="string">
            <text:p>Implementar classe view para integração com as classes de controle</text:p>
          </table:table-cell>
          <table:table-cell office:value-type="string">
            <text:p>Carlos Conceição</text:p>
          </table:table-cell>
          <table:table-cell office:value-type="string">
            <text:p>A acertar data limite 14/11</text:p>
          </table:table-cell>
          <table:table-cell office:value-type="string">
            <text:p>Criar e implementar uma classe view para adicionarmos e preenchermos a nossa página JSF de detalhamento de eventos.</text:p>
          </table:table-cell>
        </table:table-row>
        <table:table-row table:style-name="ro42">
          <table:table-cell office:value-type="string">
            <text:p>T06</text:p>
          </table:table-cell>
          <table:table-cell office:value-type="string">
            <text:p>Implementar métodos específicos na classe de controle</text:p>
          </table:table-cell>
          <table:table-cell office:value-type="string">
            <text:p>Carlos Conceição</text:p>
          </table:table-cell>
          <table:table-cell office:value-type="string">
            <text:p>A acertar data limite 14/11</text:p>
          </table:table-cell>
          <table:table-cell office:value-type="string">
            <text:p>Criar métodos específicos caso existam para a nossa classe de controle, relativa ao detalhamento de eventos.</text:p>
          </table:table-cell>
        </table:table-row>
        <table:table-row table:style-name="ro3">
          <table:table-cell office:value-type="string">
            <text:p>T07</text:p>
          </table:table-cell>
          <table:table-cell office:value-type="string">
            <text:p>Adicionar front-end a pagina JSF de detalhamento</text:p>
          </table:table-cell>
          <table:table-cell office:value-type="string">
            <text:p>Carlos Conceição</text:p>
          </table:table-cell>
          <table:table-cell office:value-type="string">
            <text:p>A acertar data limite 14/11</text:p>
          </table:table-cell>
          <table:table-cell office:value-type="string">
            <text:p>Adicionar a parte gráfica, a página de detalhamento de eventos, este front-end deve obedecer ou estar fortemente baseado em nossa prototipação.</text:p>
          </table:table-cell>
        </table:table-row>
        <table:table-row table:style-name="ro7">
          <table:table-cell office:value-type="string">
            <text:p>T08</text:p>
          </table:table-cell>
          <table:table-cell office:value-type="string">
            <text:p>Realizar testes para validar a implementação da funcionalidade</text:p>
          </table:table-cell>
          <table:table-cell office:value-type="string">
            <text:p>Carlos Conceição</text:p>
          </table:table-cell>
          <table:table-cell office:value-type="string">
            <text:p>A acertar data limite 14/11</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row table:style-name="ro1">
          <table:table-cell table:style-name="ce4"/>
          <table:table-cell table:style-name="ce8" table:number-columns-repeated="4"/>
        </table:table-row>
        <table:table-row table:style-name="ro1">
          <table:table-cell table:style-name="ce5" office:value-type="string" table:number-columns-spanned="5" table:number-rows-spanned="1">
            <text:p>RF011: SUBMETER INSCRIÇÃO</text:p>
          </table:table-cell>
          <table:covered-table-cell table:number-columns-repeated="4" table:style-name="Default"/>
        </table:table-row>
        <table:table-row table:style-name="ro1">
          <table:table-cell table:style-name="ce5" table:number-columns-spanned="5" table:number-rows-spanned="1"/>
          <table:covered-table-cell table:number-columns-repeated="4" table:style-name="ce8"/>
        </table:table-row>
        <table:table-row table:style-name="ro1">
          <table:table-cell table:style-name="ce6" office:value-type="string">
            <text:p>ID</text:p>
          </table:table-cell>
          <table:table-cell table:style-name="ce6" office:value-type="string">
            <text:p>TAREFA</text:p>
          </table:table-cell>
          <table:table-cell table:style-name="ce6" office:value-type="string">
            <text:p>RESPONSÁVEIS</text:p>
          </table:table-cell>
          <table:table-cell table:style-name="ce6" office:value-type="string">
            <text:p>DATA DE ENTREGA</text:p>
          </table:table-cell>
          <table:table-cell table:style-name="ce6" office:value-type="string">
            <text:p>OBSERVAÇÕES</text:p>
          </table:table-cell>
        </table:table-row>
        <table:table-row table:style-name="ro8">
          <table:table-cell office:value-type="string">
            <text:p>T01</text:p>
          </table:table-cell>
          <table:table-cell office:value-type="string">
            <text:p>Adicionar comandos ao banco de dados</text:p>
          </table:table-cell>
          <table:table-cell office:value-type="string">
            <text:p>Éverton Quadros</text:p>
          </table:table-cell>
          <table:table-cell office:value-type="date" office:date-value="2016-11-14">
            <text:p>14/11/16</text:p>
          </table:table-cell>
          <table:table-cell office:value-type="string">
            <text:p>Adicionar comandos caso haja necessidade no banco de dados para trazer inserir registros de submissão de inscrição para um usuário.</text:p>
          </table:table-cell>
        </table:table-row>
        <table:table-row table:style-name="ro6">
          <table:table-cell office:value-type="string">
            <text:p>T02</text:p>
          </table:table-cell>
          <table:table-cell office:value-type="string">
            <text:p>Adicionar/Implementar caixa de diálogo para inscrição de evento</text:p>
          </table:table-cell>
          <table:table-cell office:value-type="string">
            <text:p>Éverton Quadros</text:p>
          </table:table-cell>
          <table:table-cell office:value-type="date" office:date-value="2016-11-14">
            <text:p>14/11/16</text:p>
          </table:table-cell>
          <table:table-cell office:value-type="string">
            <text:p>Adicionar uma caixa de diálogo que permita o usuário preencher alguns campos opcionais e enviar uma submissão de inscrição para o gerente de eventos (gera uma requisição) que vamos tratar nas próximas sprints.</text:p>
          </table:table-cell>
        </table:table-row>
        <table:table-row table:style-name="ro8">
          <table:table-cell office:value-type="string">
            <text:p>T04</text:p>
          </table:table-cell>
          <table:table-cell office:value-type="string">
            <text:p>Integrar opção as páginas de detalhamento de evento</text:p>
          </table:table-cell>
          <table:table-cell office:value-type="string">
            <text:p>Éverton Quadros</text:p>
          </table:table-cell>
          <table:table-cell office:value-type="date" office:date-value="2016-11-14">
            <text:p>14/11/16</text:p>
          </table:table-cell>
          <table:table-cell office:value-type="string">
            <text:p>Integrar esta caixa de diálogo a JSF de detalhamente de eventos para que possamos exibir caso seja possível a opção de submissão de evento ao usuário.</text:p>
          </table:table-cell>
        </table:table-row>
        <table:table-row table:style-name="ro6">
          <table:table-cell office:value-type="string">
            <text:p>T05</text:p>
          </table:table-cell>
          <table:table-cell office:value-type="string">
            <text:p>Reutilizar a view do próprio detalhamente para auxiliar nesta funcionalidade</text:p>
          </table:table-cell>
          <table:table-cell office:value-type="string">
            <text:p>Éverton Quadros</text:p>
          </table:table-cell>
          <table:table-cell office:value-type="date" office:date-value="2016-11-14">
            <text:p>14/11/16</text:p>
          </table:table-cell>
          <table:table-cell office:value-type="string">
            <text:p>Reutilizar a própria view que utilizamos em detalhamente para realizar operações que possam ser necessárias para a funcionalidade de submissão de inscrição.</text:p>
          </table:table-cell>
        </table:table-row>
        <table:table-row table:style-name="ro8">
          <table:table-cell office:value-type="string">
            <text:p>T06</text:p>
          </table:table-cell>
          <table:table-cell office:value-type="string">
            <text:p>Implementar métodos específicos na classe de controle</text:p>
          </table:table-cell>
          <table:table-cell office:value-type="string">
            <text:p>Éverton Quadros</text:p>
          </table:table-cell>
          <table:table-cell office:value-type="date" office:date-value="2016-11-16">
            <text:p>16/11/16</text:p>
          </table:table-cell>
          <table:table-cell office:value-type="string">
            <text:p>Implementar métodos específicos que sejam utilizados apenas pela JSF desta funcionalidade para as classes de controle ou view.</text:p>
          </table:table-cell>
        </table:table-row>
        <table:table-row table:style-name="ro8">
          <table:table-cell office:value-type="string">
            <text:p>T07</text:p>
          </table:table-cell>
          <table:table-cell office:value-type="string">
            <text:p>Refinar front-end relativo ao caixa de diálogo</text:p>
          </table:table-cell>
          <table:table-cell office:value-type="string">
            <text:p>Éverton Quadros</text:p>
          </table:table-cell>
          <table:table-cell office:value-type="date" office:date-value="2016-11-16">
            <text:p>16/11/16</text:p>
          </table:table-cell>
          <table:table-cell office:value-type="string">
            <text:p>Adicionar a parte gráfica, a página de detalhamento de eventos, este front-end deve obedecer ou estar fortemente baseado em nossa prototipação.</text:p>
          </table:table-cell>
        </table:table-row>
        <table:table-row table:style-name="ro37">
          <table:table-cell office:value-type="string">
            <text:p>T08</text:p>
          </table:table-cell>
          <table:table-cell office:value-type="string">
            <text:p>Realizar validações</text:p>
          </table:table-cell>
          <table:table-cell office:value-type="string">
            <text:p>Éverton Quadros</text:p>
          </table:table-cell>
          <table:table-cell office:value-type="date" office:date-value="2016-11-18">
            <text:p>18/11/16</text:p>
          </table:table-cell>
          <table:table-cell office:value-type="string">
            <text:p>A exibição da opção de submissão deve estar condicionada a validações da mesma forma que o preenchimento do formulário. Por exemplo, não podemos exibir a opção de submissão de inscrição para um usuário que está inscrito no evento ou em um evento que não recebe mais inscrições.</text:p>
          </table:table-cell>
        </table:table-row>
        <table:table-row table:style-name="ro9">
          <table:table-cell office:value-type="string">
            <text:p>T09</text:p>
          </table:table-cell>
          <table:table-cell office:value-type="string">
            <text:p>Realizar testes para validar a implementação da funcionalidade</text:p>
          </table:table-cell>
          <table:table-cell office:value-type="string">
            <text:p>Éverton Quadros</text:p>
          </table:table-cell>
          <table:table-cell office:value-type="date" office:date-value="2016-11-18">
            <text:p>18/11/16</text:p>
          </table:table-cell>
          <table:table-cell office:value-type="string">
            <text:p>Realizar os testes necessário, inclusive validando a parte de visualização da página em busca de erros, o teste se faz necessário em diferentes resoluções também e se possível nos computadores do laboratório onde faremos a demonstração aos professor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adornments="Itálic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7">27/10/2016</text:date>, <text:time>08:55:1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3:20:20.018000000</meta:creation-date>
    <dc:date>2016-10-27T08:55:10.34</dc:date>
    <meta:editing-duration>PT20H50M16S</meta:editing-duration>
    <meta:editing-cycles>102</meta:editing-cycles>
    <meta:generator>OpenOffice/4.1.2$Win32 OpenOffice.org_project/412m3$Build-9782</meta:generator>
    <meta:document-statistic meta:table-count="3" meta:cell-count="686" meta:object-count="0"/>
  </office:meta>
</office:document-meta>
</file>